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117.4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374.6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96.04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542.86pt"/>
    </style:style>
    <style:style style:name="co11" style:family="table-column">
      <style:table-column-properties fo:break-before="auto" style:column-width="38.15pt"/>
    </style:style>
    <style:style style:name="co12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ациенти">
      <style:table-properties table:display="true" style:writing-mode="lr-tb"/>
    </style:style>
    <style:style style:name="ta2" style:family="table" style:master-page-name="PageStyle_5f_Резултати">
      <style:table-properties table:display="true" style:writing-mode="lr-tb"/>
    </style:style>
    <style:style style:name="ta3" style:family="table" style:master-page-name="PageStyle_5f_Конфигурация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2.49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0.06pt soli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Конфигурация.$B$2:.$B$33])" table:allow-empty-cell="true" table:display-list="unsorted" table:base-cell-address="Пациенти.G1"/>
      </table:content-validations>
      <table:table table:name="Пациенти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Ключ</text:p>
          </table:table-cell>
          <table:table-cell table:style-name="ce2" office:value-type="string" calcext:value-type="string">
            <text:p>Име</text:p>
          </table:table-cell>
          <table:table-cell table:style-name="ce6" office:value-type="string" calcext:value-type="string">
            <text:p>Презиме</text:p>
          </table:table-cell>
          <table:table-cell table:style-name="ce6" office:value-type="string" calcext:value-type="string">
            <text:p>Фамилия</text:p>
          </table:table-cell>
          <table:table-cell table:style-name="ce10" office:value-type="string" calcext:value-type="string">
            <text:p>ЕГН</text:p>
          </table:table-cell>
          <table:table-cell table:style-name="ce6" office:value-type="string" calcext:value-type="string">
            <text:p>Дата на прегледа</text:p>
          </table:table-cell>
          <table:table-cell table:style-name="ce6" table:content-validation-name="val1" office:value-type="string" calcext:value-type="string">
            <text:p>Тип на прегледа</text:p>
          </table:table-cell>
          <table:table-cell table:style-name="ce6" office:value-type="string" calcext:value-type="string">
            <text:p>Секретен код</text:p>
          </table:table-cell>
          <table:table-cell table:style-name="ce14" office:value-type="string" calcext:value-type="string">
            <text:p>Резултат</text:p>
          </table:table-cell>
          <table:table-cell table:number-columns-repeated="1015"/>
        </table:table-row>
        <table:table-row table:style-name="ro1">
          <table:table-cell table:style-name="ce1" table:formula="of:=[.E2]&amp;[.H2]" office:value-type="string" office:string-value="" calcext:value-type="error">
            <text:p>#NAME?</text:p>
          </table:table-cell>
          <table:table-cell table:style-name="ce3" office:value-type="string" calcext:value-type="string">
            <text:p>Мартин</text:p>
          </table:table-cell>
          <table:table-cell table:style-name="ce7" office:value-type="string" calcext:value-type="string">
            <text:p>Спасов</text:p>
          </table:table-cell>
          <table:table-cell table:style-name="ce7" office:value-type="string" calcext:value-type="string">
            <text:p>Белянов</text:p>
          </table:table-cell>
          <table:table-cell table:style-name="ce11" office:value-type="string" calcext:value-type="string">
            <text:p>7603254702</text:p>
          </table:table-cell>
          <table:table-cell table:style-name="ce7" office:value-type="string" calcext:value-type="string">
            <text:p>15.01.2020</text:p>
          </table:table-cell>
          <table:table-cell table:style-name="ce7" table:content-validation-name="val1" office:value-type="string" calcext:value-type="string">
            <text:p>Цитонамазка</text:p>
          </table:table-cell>
          <table:table-cell table:style-name="ce7" table:formula="of:=getsecretkey(VLOOKUP([.G2];[$Конфигурация.$B$2:.$C$33];2;FALSE()); [.E2]&amp;[.F2]; 6)" office:value-type="string" office:string-value="" calcext:value-type="error">
            <text:p>#NAME?</text:p>
          </table:table-cell>
          <table:table-cell table:style-name="ce15" office:value-type="string" calcext:value-type="string">
            <text:p>Има нужда от помощ</text:p>
          </table:table-cell>
          <table:table-cell table:number-columns-repeated="1015"/>
        </table:table-row>
        <table:table-row table:style-name="ro1">
          <table:table-cell table:style-name="ce1" table:formula="of:=[.E3]&amp;[.H3]" office:value-type="string" office:string-value="" calcext:value-type="error">
            <text:p>#NAME?</text:p>
          </table:table-cell>
          <table:table-cell table:style-name="ce4" office:value-type="string" calcext:value-type="string">
            <text:p>Ралица</text:p>
          </table:table-cell>
          <table:table-cell table:style-name="ce8" office:value-type="string" calcext:value-type="string">
            <text:p>Мартинова</text:p>
          </table:table-cell>
          <table:table-cell table:style-name="ce8" office:value-type="string" calcext:value-type="string">
            <text:p>Белянова</text:p>
          </table:table-cell>
          <table:table-cell table:style-name="ce12" office:value-type="string" calcext:value-type="string">
            <text:p>0547136450</text:p>
          </table:table-cell>
          <table:table-cell table:style-name="ce8" office:value-type="string" calcext:value-type="string">
            <text:p>20.02.2020</text:p>
          </table:table-cell>
          <table:table-cell table:style-name="ce8" table:content-validation-name="val1" office:value-type="string" calcext:value-type="string">
            <text:p>Микробилогия</text:p>
          </table:table-cell>
          <table:table-cell table:style-name="ce8" table:formula="of:=getsecretkey(VLOOKUP([.G3];[$Конфигурация.$B$2:.$C$33];2;FALSE()); [.E3]&amp;[.F3]; 6)" office:value-type="string" office:string-value="" calcext:value-type="error">
            <text:p>#NAME?</text:p>
          </table:table-cell>
          <table:table-cell table:style-name="ce16" office:value-type="string" calcext:value-type="string">
            <text:p>Всичко е наред</text:p>
          </table:table-cell>
          <table:table-cell table:number-columns-repeated="1015"/>
        </table:table-row>
        <table:table-row table:style-name="ro1">
          <table:table-cell table:style-name="ce1" table:formula="of:=[.E4]&amp;[.H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2"/>
          <table:table-cell table:style-name="ce9"/>
          <table:table-cell table:style-name="ce9" table:content-validation-name="val1"/>
          <table:table-cell table:style-name="ce8" table:formula="of:=getsecretkey(VLOOKUP([.G4];[$Конфигурация.$B$2:.$C$33];2;FALSE()); [.E4]&amp;[.F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]&amp;[.H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2"/>
          <table:table-cell table:style-name="ce9"/>
          <table:table-cell table:style-name="ce9" table:content-validation-name="val1"/>
          <table:table-cell table:style-name="ce8" table:formula="of:=getsecretkey(VLOOKUP([.G5];[$Конфигурация.$B$2:.$C$33];2;FALSE()); [.E5]&amp;[.F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]&amp;[.H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];[$Конфигурация.$B$2:.$C$33];2;FALSE()); [.E6]&amp;[.F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]&amp;[.H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];[$Конфигурация.$B$2:.$C$33];2;FALSE()); [.E7]&amp;[.F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]&amp;[.H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];[$Конфигурация.$B$2:.$C$33];2;FALSE()); [.E8]&amp;[.F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]&amp;[.H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];[$Конфигурация.$B$2:.$C$33];2;FALSE()); [.E9]&amp;[.F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]&amp;[.H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];[$Конфигурация.$B$2:.$C$33];2;FALSE()); [.E10]&amp;[.F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]&amp;[.H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];[$Конфигурация.$B$2:.$C$33];2;FALSE()); [.E11]&amp;[.F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]&amp;[.H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];[$Конфигурация.$B$2:.$C$33];2;FALSE()); [.E12]&amp;[.F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]&amp;[.H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];[$Конфигурация.$B$2:.$C$33];2;FALSE()); [.E13]&amp;[.F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]&amp;[.H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];[$Конфигурация.$B$2:.$C$33];2;FALSE()); [.E14]&amp;[.F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]&amp;[.H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];[$Конфигурация.$B$2:.$C$33];2;FALSE()); [.E15]&amp;[.F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]&amp;[.H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];[$Конфигурация.$B$2:.$C$33];2;FALSE()); [.E16]&amp;[.F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]&amp;[.H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];[$Конфигурация.$B$2:.$C$33];2;FALSE()); [.E17]&amp;[.F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]&amp;[.H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];[$Конфигурация.$B$2:.$C$33];2;FALSE()); [.E18]&amp;[.F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]&amp;[.H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];[$Конфигурация.$B$2:.$C$33];2;FALSE()); [.E19]&amp;[.F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]&amp;[.H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];[$Конфигурация.$B$2:.$C$33];2;FALSE()); [.E20]&amp;[.F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]&amp;[.H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];[$Конфигурация.$B$2:.$C$33];2;FALSE()); [.E21]&amp;[.F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]&amp;[.H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];[$Конфигурация.$B$2:.$C$33];2;FALSE()); [.E22]&amp;[.F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]&amp;[.H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];[$Конфигурация.$B$2:.$C$33];2;FALSE()); [.E23]&amp;[.F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]&amp;[.H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];[$Конфигурация.$B$2:.$C$33];2;FALSE()); [.E24]&amp;[.F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]&amp;[.H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];[$Конфигурация.$B$2:.$C$33];2;FALSE()); [.E25]&amp;[.F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]&amp;[.H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];[$Конфигурация.$B$2:.$C$33];2;FALSE()); [.E26]&amp;[.F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]&amp;[.H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];[$Конфигурация.$B$2:.$C$33];2;FALSE()); [.E27]&amp;[.F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]&amp;[.H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];[$Конфигурация.$B$2:.$C$33];2;FALSE()); [.E28]&amp;[.F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]&amp;[.H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];[$Конфигурация.$B$2:.$C$33];2;FALSE()); [.E29]&amp;[.F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]&amp;[.H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];[$Конфигурация.$B$2:.$C$33];2;FALSE()); [.E30]&amp;[.F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]&amp;[.H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];[$Конфигурация.$B$2:.$C$33];2;FALSE()); [.E31]&amp;[.F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]&amp;[.H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];[$Конфигурация.$B$2:.$C$33];2;FALSE()); [.E32]&amp;[.F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]&amp;[.H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];[$Конфигурация.$B$2:.$C$33];2;FALSE()); [.E33]&amp;[.F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]&amp;[.H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];[$Конфигурация.$B$2:.$C$33];2;FALSE()); [.E34]&amp;[.F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]&amp;[.H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];[$Конфигурация.$B$2:.$C$33];2;FALSE()); [.E35]&amp;[.F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]&amp;[.H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];[$Конфигурация.$B$2:.$C$33];2;FALSE()); [.E36]&amp;[.F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]&amp;[.H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];[$Конфигурация.$B$2:.$C$33];2;FALSE()); [.E37]&amp;[.F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]&amp;[.H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];[$Конфигурация.$B$2:.$C$33];2;FALSE()); [.E38]&amp;[.F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]&amp;[.H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];[$Конфигурация.$B$2:.$C$33];2;FALSE()); [.E39]&amp;[.F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]&amp;[.H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];[$Конфигурация.$B$2:.$C$33];2;FALSE()); [.E40]&amp;[.F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]&amp;[.H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];[$Конфигурация.$B$2:.$C$33];2;FALSE()); [.E41]&amp;[.F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]&amp;[.H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];[$Конфигурация.$B$2:.$C$33];2;FALSE()); [.E42]&amp;[.F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]&amp;[.H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];[$Конфигурация.$B$2:.$C$33];2;FALSE()); [.E43]&amp;[.F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]&amp;[.H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];[$Конфигурация.$B$2:.$C$33];2;FALSE()); [.E44]&amp;[.F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]&amp;[.H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];[$Конфигурация.$B$2:.$C$33];2;FALSE()); [.E45]&amp;[.F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]&amp;[.H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];[$Конфигурация.$B$2:.$C$33];2;FALSE()); [.E46]&amp;[.F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]&amp;[.H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];[$Конфигурация.$B$2:.$C$33];2;FALSE()); [.E47]&amp;[.F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]&amp;[.H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];[$Конфигурация.$B$2:.$C$33];2;FALSE()); [.E48]&amp;[.F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]&amp;[.H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];[$Конфигурация.$B$2:.$C$33];2;FALSE()); [.E49]&amp;[.F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]&amp;[.H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];[$Конфигурация.$B$2:.$C$33];2;FALSE()); [.E50]&amp;[.F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]&amp;[.H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];[$Конфигурация.$B$2:.$C$33];2;FALSE()); [.E51]&amp;[.F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]&amp;[.H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];[$Конфигурация.$B$2:.$C$33];2;FALSE()); [.E52]&amp;[.F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]&amp;[.H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];[$Конфигурация.$B$2:.$C$33];2;FALSE()); [.E53]&amp;[.F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]&amp;[.H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];[$Конфигурация.$B$2:.$C$33];2;FALSE()); [.E54]&amp;[.F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]&amp;[.H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];[$Конфигурация.$B$2:.$C$33];2;FALSE()); [.E55]&amp;[.F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]&amp;[.H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];[$Конфигурация.$B$2:.$C$33];2;FALSE()); [.E56]&amp;[.F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]&amp;[.H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];[$Конфигурация.$B$2:.$C$33];2;FALSE()); [.E57]&amp;[.F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]&amp;[.H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];[$Конфигурация.$B$2:.$C$33];2;FALSE()); [.E58]&amp;[.F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]&amp;[.H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];[$Конфигурация.$B$2:.$C$33];2;FALSE()); [.E59]&amp;[.F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]&amp;[.H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];[$Конфигурация.$B$2:.$C$33];2;FALSE()); [.E60]&amp;[.F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]&amp;[.H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];[$Конфигурация.$B$2:.$C$33];2;FALSE()); [.E61]&amp;[.F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]&amp;[.H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];[$Конфигурация.$B$2:.$C$33];2;FALSE()); [.E62]&amp;[.F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]&amp;[.H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];[$Конфигурация.$B$2:.$C$33];2;FALSE()); [.E63]&amp;[.F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]&amp;[.H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];[$Конфигурация.$B$2:.$C$33];2;FALSE()); [.E64]&amp;[.F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]&amp;[.H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];[$Конфигурация.$B$2:.$C$33];2;FALSE()); [.E65]&amp;[.F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]&amp;[.H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];[$Конфигурация.$B$2:.$C$33];2;FALSE()); [.E66]&amp;[.F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]&amp;[.H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];[$Конфигурация.$B$2:.$C$33];2;FALSE()); [.E67]&amp;[.F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]&amp;[.H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];[$Конфигурация.$B$2:.$C$33];2;FALSE()); [.E68]&amp;[.F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]&amp;[.H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];[$Конфигурация.$B$2:.$C$33];2;FALSE()); [.E69]&amp;[.F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]&amp;[.H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];[$Конфигурация.$B$2:.$C$33];2;FALSE()); [.E70]&amp;[.F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]&amp;[.H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];[$Конфигурация.$B$2:.$C$33];2;FALSE()); [.E71]&amp;[.F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]&amp;[.H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];[$Конфигурация.$B$2:.$C$33];2;FALSE()); [.E72]&amp;[.F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]&amp;[.H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];[$Конфигурация.$B$2:.$C$33];2;FALSE()); [.E73]&amp;[.F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]&amp;[.H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];[$Конфигурация.$B$2:.$C$33];2;FALSE()); [.E74]&amp;[.F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]&amp;[.H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];[$Конфигурация.$B$2:.$C$33];2;FALSE()); [.E75]&amp;[.F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]&amp;[.H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];[$Конфигурация.$B$2:.$C$33];2;FALSE()); [.E76]&amp;[.F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]&amp;[.H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];[$Конфигурация.$B$2:.$C$33];2;FALSE()); [.E77]&amp;[.F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]&amp;[.H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];[$Конфигурация.$B$2:.$C$33];2;FALSE()); [.E78]&amp;[.F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]&amp;[.H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];[$Конфигурация.$B$2:.$C$33];2;FALSE()); [.E79]&amp;[.F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]&amp;[.H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];[$Конфигурация.$B$2:.$C$33];2;FALSE()); [.E80]&amp;[.F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]&amp;[.H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];[$Конфигурация.$B$2:.$C$33];2;FALSE()); [.E81]&amp;[.F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]&amp;[.H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];[$Конфигурация.$B$2:.$C$33];2;FALSE()); [.E82]&amp;[.F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]&amp;[.H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];[$Конфигурация.$B$2:.$C$33];2;FALSE()); [.E83]&amp;[.F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]&amp;[.H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];[$Конфигурация.$B$2:.$C$33];2;FALSE()); [.E84]&amp;[.F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]&amp;[.H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];[$Конфигурация.$B$2:.$C$33];2;FALSE()); [.E85]&amp;[.F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]&amp;[.H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];[$Конфигурация.$B$2:.$C$33];2;FALSE()); [.E86]&amp;[.F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]&amp;[.H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];[$Конфигурация.$B$2:.$C$33];2;FALSE()); [.E87]&amp;[.F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]&amp;[.H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];[$Конфигурация.$B$2:.$C$33];2;FALSE()); [.E88]&amp;[.F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]&amp;[.H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];[$Конфигурация.$B$2:.$C$33];2;FALSE()); [.E89]&amp;[.F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]&amp;[.H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];[$Конфигурация.$B$2:.$C$33];2;FALSE()); [.E90]&amp;[.F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]&amp;[.H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];[$Конфигурация.$B$2:.$C$33];2;FALSE()); [.E91]&amp;[.F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]&amp;[.H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];[$Конфигурация.$B$2:.$C$33];2;FALSE()); [.E92]&amp;[.F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]&amp;[.H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];[$Конфигурация.$B$2:.$C$33];2;FALSE()); [.E93]&amp;[.F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]&amp;[.H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];[$Конфигурация.$B$2:.$C$33];2;FALSE()); [.E94]&amp;[.F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]&amp;[.H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];[$Конфигурация.$B$2:.$C$33];2;FALSE()); [.E95]&amp;[.F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]&amp;[.H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];[$Конфигурация.$B$2:.$C$33];2;FALSE()); [.E96]&amp;[.F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]&amp;[.H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];[$Конфигурация.$B$2:.$C$33];2;FALSE()); [.E97]&amp;[.F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]&amp;[.H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];[$Конфигурация.$B$2:.$C$33];2;FALSE()); [.E98]&amp;[.F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]&amp;[.H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];[$Конфигурация.$B$2:.$C$33];2;FALSE()); [.E99]&amp;[.F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0]&amp;[.H1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0];[$Конфигурация.$B$2:.$C$33];2;FALSE()); [.E100]&amp;[.F1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1]&amp;[.H1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1];[$Конфигурация.$B$2:.$C$33];2;FALSE()); [.E101]&amp;[.F1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2]&amp;[.H1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2];[$Конфигурация.$B$2:.$C$33];2;FALSE()); [.E102]&amp;[.F1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3]&amp;[.H1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3];[$Конфигурация.$B$2:.$C$33];2;FALSE()); [.E103]&amp;[.F1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4]&amp;[.H1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4];[$Конфигурация.$B$2:.$C$33];2;FALSE()); [.E104]&amp;[.F1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5]&amp;[.H1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5];[$Конфигурация.$B$2:.$C$33];2;FALSE()); [.E105]&amp;[.F1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6]&amp;[.H1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6];[$Конфигурация.$B$2:.$C$33];2;FALSE()); [.E106]&amp;[.F1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7]&amp;[.H1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7];[$Конфигурация.$B$2:.$C$33];2;FALSE()); [.E107]&amp;[.F1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8]&amp;[.H1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8];[$Конфигурация.$B$2:.$C$33];2;FALSE()); [.E108]&amp;[.F1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9]&amp;[.H1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9];[$Конфигурация.$B$2:.$C$33];2;FALSE()); [.E109]&amp;[.F1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0]&amp;[.H1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0];[$Конфигурация.$B$2:.$C$33];2;FALSE()); [.E110]&amp;[.F1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1]&amp;[.H1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1];[$Конфигурация.$B$2:.$C$33];2;FALSE()); [.E111]&amp;[.F1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2]&amp;[.H1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2];[$Конфигурация.$B$2:.$C$33];2;FALSE()); [.E112]&amp;[.F1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3]&amp;[.H1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3];[$Конфигурация.$B$2:.$C$33];2;FALSE()); [.E113]&amp;[.F1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4]&amp;[.H1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4];[$Конфигурация.$B$2:.$C$33];2;FALSE()); [.E114]&amp;[.F1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5]&amp;[.H1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5];[$Конфигурация.$B$2:.$C$33];2;FALSE()); [.E115]&amp;[.F1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6]&amp;[.H1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6];[$Конфигурация.$B$2:.$C$33];2;FALSE()); [.E116]&amp;[.F1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7]&amp;[.H1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7];[$Конфигурация.$B$2:.$C$33];2;FALSE()); [.E117]&amp;[.F1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8]&amp;[.H1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8];[$Конфигурация.$B$2:.$C$33];2;FALSE()); [.E118]&amp;[.F1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9]&amp;[.H1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9];[$Конфигурация.$B$2:.$C$33];2;FALSE()); [.E119]&amp;[.F1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0]&amp;[.H1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0];[$Конфигурация.$B$2:.$C$33];2;FALSE()); [.E120]&amp;[.F1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1]&amp;[.H1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1];[$Конфигурация.$B$2:.$C$33];2;FALSE()); [.E121]&amp;[.F1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2]&amp;[.H1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2];[$Конфигурация.$B$2:.$C$33];2;FALSE()); [.E122]&amp;[.F1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3]&amp;[.H1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3];[$Конфигурация.$B$2:.$C$33];2;FALSE()); [.E123]&amp;[.F1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4]&amp;[.H1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4];[$Конфигурация.$B$2:.$C$33];2;FALSE()); [.E124]&amp;[.F1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5]&amp;[.H1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5];[$Конфигурация.$B$2:.$C$33];2;FALSE()); [.E125]&amp;[.F1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6]&amp;[.H1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6];[$Конфигурация.$B$2:.$C$33];2;FALSE()); [.E126]&amp;[.F1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7]&amp;[.H1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7];[$Конфигурация.$B$2:.$C$33];2;FALSE()); [.E127]&amp;[.F1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8]&amp;[.H1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8];[$Конфигурация.$B$2:.$C$33];2;FALSE()); [.E128]&amp;[.F1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9]&amp;[.H1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9];[$Конфигурация.$B$2:.$C$33];2;FALSE()); [.E129]&amp;[.F1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0]&amp;[.H1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0];[$Конфигурация.$B$2:.$C$33];2;FALSE()); [.E130]&amp;[.F1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1]&amp;[.H1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1];[$Конфигурация.$B$2:.$C$33];2;FALSE()); [.E131]&amp;[.F1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2]&amp;[.H1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2];[$Конфигурация.$B$2:.$C$33];2;FALSE()); [.E132]&amp;[.F1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3]&amp;[.H1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3];[$Конфигурация.$B$2:.$C$33];2;FALSE()); [.E133]&amp;[.F1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4]&amp;[.H1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4];[$Конфигурация.$B$2:.$C$33];2;FALSE()); [.E134]&amp;[.F1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5]&amp;[.H1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5];[$Конфигурация.$B$2:.$C$33];2;FALSE()); [.E135]&amp;[.F1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6]&amp;[.H1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6];[$Конфигурация.$B$2:.$C$33];2;FALSE()); [.E136]&amp;[.F1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7]&amp;[.H1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7];[$Конфигурация.$B$2:.$C$33];2;FALSE()); [.E137]&amp;[.F1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8]&amp;[.H1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8];[$Конфигурация.$B$2:.$C$33];2;FALSE()); [.E138]&amp;[.F1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9]&amp;[.H1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9];[$Конфигурация.$B$2:.$C$33];2;FALSE()); [.E139]&amp;[.F1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0]&amp;[.H1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0];[$Конфигурация.$B$2:.$C$33];2;FALSE()); [.E140]&amp;[.F1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1]&amp;[.H1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1];[$Конфигурация.$B$2:.$C$33];2;FALSE()); [.E141]&amp;[.F1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2]&amp;[.H1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2];[$Конфигурация.$B$2:.$C$33];2;FALSE()); [.E142]&amp;[.F1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3]&amp;[.H1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3];[$Конфигурация.$B$2:.$C$33];2;FALSE()); [.E143]&amp;[.F1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4]&amp;[.H1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4];[$Конфигурация.$B$2:.$C$33];2;FALSE()); [.E144]&amp;[.F1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5]&amp;[.H1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5];[$Конфигурация.$B$2:.$C$33];2;FALSE()); [.E145]&amp;[.F1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6]&amp;[.H1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6];[$Конфигурация.$B$2:.$C$33];2;FALSE()); [.E146]&amp;[.F1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7]&amp;[.H1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7];[$Конфигурация.$B$2:.$C$33];2;FALSE()); [.E147]&amp;[.F1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8]&amp;[.H1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8];[$Конфигурация.$B$2:.$C$33];2;FALSE()); [.E148]&amp;[.F1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9]&amp;[.H1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9];[$Конфигурация.$B$2:.$C$33];2;FALSE()); [.E149]&amp;[.F1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0]&amp;[.H1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0];[$Конфигурация.$B$2:.$C$33];2;FALSE()); [.E150]&amp;[.F1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1]&amp;[.H1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1];[$Конфигурация.$B$2:.$C$33];2;FALSE()); [.E151]&amp;[.F1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2]&amp;[.H1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2];[$Конфигурация.$B$2:.$C$33];2;FALSE()); [.E152]&amp;[.F1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3]&amp;[.H1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3];[$Конфигурация.$B$2:.$C$33];2;FALSE()); [.E153]&amp;[.F1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4]&amp;[.H1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4];[$Конфигурация.$B$2:.$C$33];2;FALSE()); [.E154]&amp;[.F1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5]&amp;[.H1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5];[$Конфигурация.$B$2:.$C$33];2;FALSE()); [.E155]&amp;[.F1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6]&amp;[.H1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6];[$Конфигурация.$B$2:.$C$33];2;FALSE()); [.E156]&amp;[.F1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7]&amp;[.H1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7];[$Конфигурация.$B$2:.$C$33];2;FALSE()); [.E157]&amp;[.F1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8]&amp;[.H1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8];[$Конфигурация.$B$2:.$C$33];2;FALSE()); [.E158]&amp;[.F1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9]&amp;[.H1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9];[$Конфигурация.$B$2:.$C$33];2;FALSE()); [.E159]&amp;[.F1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0]&amp;[.H1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0];[$Конфигурация.$B$2:.$C$33];2;FALSE()); [.E160]&amp;[.F1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1]&amp;[.H1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1];[$Конфигурация.$B$2:.$C$33];2;FALSE()); [.E161]&amp;[.F1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2]&amp;[.H1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2];[$Конфигурация.$B$2:.$C$33];2;FALSE()); [.E162]&amp;[.F1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3]&amp;[.H1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3];[$Конфигурация.$B$2:.$C$33];2;FALSE()); [.E163]&amp;[.F1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4]&amp;[.H1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4];[$Конфигурация.$B$2:.$C$33];2;FALSE()); [.E164]&amp;[.F1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5]&amp;[.H1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5];[$Конфигурация.$B$2:.$C$33];2;FALSE()); [.E165]&amp;[.F1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6]&amp;[.H1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6];[$Конфигурация.$B$2:.$C$33];2;FALSE()); [.E166]&amp;[.F1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7]&amp;[.H1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7];[$Конфигурация.$B$2:.$C$33];2;FALSE()); [.E167]&amp;[.F1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8]&amp;[.H1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8];[$Конфигурация.$B$2:.$C$33];2;FALSE()); [.E168]&amp;[.F1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9]&amp;[.H1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9];[$Конфигурация.$B$2:.$C$33];2;FALSE()); [.E169]&amp;[.F1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0]&amp;[.H1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0];[$Конфигурация.$B$2:.$C$33];2;FALSE()); [.E170]&amp;[.F1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1]&amp;[.H1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1];[$Конфигурация.$B$2:.$C$33];2;FALSE()); [.E171]&amp;[.F1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2]&amp;[.H1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2];[$Конфигурация.$B$2:.$C$33];2;FALSE()); [.E172]&amp;[.F1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3]&amp;[.H1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3];[$Конфигурация.$B$2:.$C$33];2;FALSE()); [.E173]&amp;[.F1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4]&amp;[.H1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4];[$Конфигурация.$B$2:.$C$33];2;FALSE()); [.E174]&amp;[.F1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5]&amp;[.H1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5];[$Конфигурация.$B$2:.$C$33];2;FALSE()); [.E175]&amp;[.F1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6]&amp;[.H1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6];[$Конфигурация.$B$2:.$C$33];2;FALSE()); [.E176]&amp;[.F1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7]&amp;[.H1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7];[$Конфигурация.$B$2:.$C$33];2;FALSE()); [.E177]&amp;[.F1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8]&amp;[.H1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8];[$Конфигурация.$B$2:.$C$33];2;FALSE()); [.E178]&amp;[.F1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9]&amp;[.H1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9];[$Конфигурация.$B$2:.$C$33];2;FALSE()); [.E179]&amp;[.F1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0]&amp;[.H1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0];[$Конфигурация.$B$2:.$C$33];2;FALSE()); [.E180]&amp;[.F1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1]&amp;[.H1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1];[$Конфигурация.$B$2:.$C$33];2;FALSE()); [.E181]&amp;[.F1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2]&amp;[.H1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2];[$Конфигурация.$B$2:.$C$33];2;FALSE()); [.E182]&amp;[.F1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3]&amp;[.H1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3];[$Конфигурация.$B$2:.$C$33];2;FALSE()); [.E183]&amp;[.F1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4]&amp;[.H1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4];[$Конфигурация.$B$2:.$C$33];2;FALSE()); [.E184]&amp;[.F1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5]&amp;[.H1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5];[$Конфигурация.$B$2:.$C$33];2;FALSE()); [.E185]&amp;[.F1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6]&amp;[.H1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6];[$Конфигурация.$B$2:.$C$33];2;FALSE()); [.E186]&amp;[.F1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7]&amp;[.H1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7];[$Конфигурация.$B$2:.$C$33];2;FALSE()); [.E187]&amp;[.F1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8]&amp;[.H1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8];[$Конфигурация.$B$2:.$C$33];2;FALSE()); [.E188]&amp;[.F1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9]&amp;[.H1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9];[$Конфигурация.$B$2:.$C$33];2;FALSE()); [.E189]&amp;[.F1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0]&amp;[.H1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0];[$Конфигурация.$B$2:.$C$33];2;FALSE()); [.E190]&amp;[.F1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1]&amp;[.H1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1];[$Конфигурация.$B$2:.$C$33];2;FALSE()); [.E191]&amp;[.F1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2]&amp;[.H1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2];[$Конфигурация.$B$2:.$C$33];2;FALSE()); [.E192]&amp;[.F1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3]&amp;[.H1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3];[$Конфигурация.$B$2:.$C$33];2;FALSE()); [.E193]&amp;[.F1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4]&amp;[.H1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4];[$Конфигурация.$B$2:.$C$33];2;FALSE()); [.E194]&amp;[.F1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5]&amp;[.H1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5];[$Конфигурация.$B$2:.$C$33];2;FALSE()); [.E195]&amp;[.F1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6]&amp;[.H1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6];[$Конфигурация.$B$2:.$C$33];2;FALSE()); [.E196]&amp;[.F1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7]&amp;[.H1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7];[$Конфигурация.$B$2:.$C$33];2;FALSE()); [.E197]&amp;[.F1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8]&amp;[.H1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8];[$Конфигурация.$B$2:.$C$33];2;FALSE()); [.E198]&amp;[.F1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9]&amp;[.H1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9];[$Конфигурация.$B$2:.$C$33];2;FALSE()); [.E199]&amp;[.F1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0]&amp;[.H2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0];[$Конфигурация.$B$2:.$C$33];2;FALSE()); [.E200]&amp;[.F2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1]&amp;[.H2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1];[$Конфигурация.$B$2:.$C$33];2;FALSE()); [.E201]&amp;[.F2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2]&amp;[.H2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2];[$Конфигурация.$B$2:.$C$33];2;FALSE()); [.E202]&amp;[.F2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3]&amp;[.H2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3];[$Конфигурация.$B$2:.$C$33];2;FALSE()); [.E203]&amp;[.F2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4]&amp;[.H2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4];[$Конфигурация.$B$2:.$C$33];2;FALSE()); [.E204]&amp;[.F2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5]&amp;[.H2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5];[$Конфигурация.$B$2:.$C$33];2;FALSE()); [.E205]&amp;[.F2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6]&amp;[.H2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6];[$Конфигурация.$B$2:.$C$33];2;FALSE()); [.E206]&amp;[.F2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7]&amp;[.H2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7];[$Конфигурация.$B$2:.$C$33];2;FALSE()); [.E207]&amp;[.F2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8]&amp;[.H2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8];[$Конфигурация.$B$2:.$C$33];2;FALSE()); [.E208]&amp;[.F2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9]&amp;[.H2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9];[$Конфигурация.$B$2:.$C$33];2;FALSE()); [.E209]&amp;[.F2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0]&amp;[.H2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0];[$Конфигурация.$B$2:.$C$33];2;FALSE()); [.E210]&amp;[.F2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1]&amp;[.H2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1];[$Конфигурация.$B$2:.$C$33];2;FALSE()); [.E211]&amp;[.F2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2]&amp;[.H2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2];[$Конфигурация.$B$2:.$C$33];2;FALSE()); [.E212]&amp;[.F2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3]&amp;[.H2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3];[$Конфигурация.$B$2:.$C$33];2;FALSE()); [.E213]&amp;[.F2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4]&amp;[.H2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4];[$Конфигурация.$B$2:.$C$33];2;FALSE()); [.E214]&amp;[.F2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5]&amp;[.H2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5];[$Конфигурация.$B$2:.$C$33];2;FALSE()); [.E215]&amp;[.F2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6]&amp;[.H2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6];[$Конфигурация.$B$2:.$C$33];2;FALSE()); [.E216]&amp;[.F2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7]&amp;[.H2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7];[$Конфигурация.$B$2:.$C$33];2;FALSE()); [.E217]&amp;[.F2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8]&amp;[.H2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8];[$Конфигурация.$B$2:.$C$33];2;FALSE()); [.E218]&amp;[.F2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9]&amp;[.H2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9];[$Конфигурация.$B$2:.$C$33];2;FALSE()); [.E219]&amp;[.F2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0]&amp;[.H2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0];[$Конфигурация.$B$2:.$C$33];2;FALSE()); [.E220]&amp;[.F2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1]&amp;[.H2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1];[$Конфигурация.$B$2:.$C$33];2;FALSE()); [.E221]&amp;[.F2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2]&amp;[.H2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2];[$Конфигурация.$B$2:.$C$33];2;FALSE()); [.E222]&amp;[.F2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3]&amp;[.H2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3];[$Конфигурация.$B$2:.$C$33];2;FALSE()); [.E223]&amp;[.F2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4]&amp;[.H2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4];[$Конфигурация.$B$2:.$C$33];2;FALSE()); [.E224]&amp;[.F2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5]&amp;[.H2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5];[$Конфигурация.$B$2:.$C$33];2;FALSE()); [.E225]&amp;[.F2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6]&amp;[.H2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6];[$Конфигурация.$B$2:.$C$33];2;FALSE()); [.E226]&amp;[.F2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7]&amp;[.H2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7];[$Конфигурация.$B$2:.$C$33];2;FALSE()); [.E227]&amp;[.F2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8]&amp;[.H2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8];[$Конфигурация.$B$2:.$C$33];2;FALSE()); [.E228]&amp;[.F2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9]&amp;[.H2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9];[$Конфигурация.$B$2:.$C$33];2;FALSE()); [.E229]&amp;[.F2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0]&amp;[.H2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0];[$Конфигурация.$B$2:.$C$33];2;FALSE()); [.E230]&amp;[.F2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1]&amp;[.H2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1];[$Конфигурация.$B$2:.$C$33];2;FALSE()); [.E231]&amp;[.F2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2]&amp;[.H2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2];[$Конфигурация.$B$2:.$C$33];2;FALSE()); [.E232]&amp;[.F2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3]&amp;[.H2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3];[$Конфигурация.$B$2:.$C$33];2;FALSE()); [.E233]&amp;[.F2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4]&amp;[.H2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4];[$Конфигурация.$B$2:.$C$33];2;FALSE()); [.E234]&amp;[.F2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5]&amp;[.H2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5];[$Конфигурация.$B$2:.$C$33];2;FALSE()); [.E235]&amp;[.F2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6]&amp;[.H2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6];[$Конфигурация.$B$2:.$C$33];2;FALSE()); [.E236]&amp;[.F2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7]&amp;[.H2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7];[$Конфигурация.$B$2:.$C$33];2;FALSE()); [.E237]&amp;[.F2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8]&amp;[.H2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8];[$Конфигурация.$B$2:.$C$33];2;FALSE()); [.E238]&amp;[.F2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9]&amp;[.H2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9];[$Конфигурация.$B$2:.$C$33];2;FALSE()); [.E239]&amp;[.F2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0]&amp;[.H2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0];[$Конфигурация.$B$2:.$C$33];2;FALSE()); [.E240]&amp;[.F2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1]&amp;[.H2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1];[$Конфигурация.$B$2:.$C$33];2;FALSE()); [.E241]&amp;[.F2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2]&amp;[.H2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2];[$Конфигурация.$B$2:.$C$33];2;FALSE()); [.E242]&amp;[.F2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3]&amp;[.H2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3];[$Конфигурация.$B$2:.$C$33];2;FALSE()); [.E243]&amp;[.F2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4]&amp;[.H2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4];[$Конфигурация.$B$2:.$C$33];2;FALSE()); [.E244]&amp;[.F2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5]&amp;[.H2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5];[$Конфигурация.$B$2:.$C$33];2;FALSE()); [.E245]&amp;[.F2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6]&amp;[.H2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6];[$Конфигурация.$B$2:.$C$33];2;FALSE()); [.E246]&amp;[.F2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7]&amp;[.H2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7];[$Конфигурация.$B$2:.$C$33];2;FALSE()); [.E247]&amp;[.F2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8]&amp;[.H2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8];[$Конфигурация.$B$2:.$C$33];2;FALSE()); [.E248]&amp;[.F2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9]&amp;[.H2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9];[$Конфигурация.$B$2:.$C$33];2;FALSE()); [.E249]&amp;[.F2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0]&amp;[.H2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0];[$Конфигурация.$B$2:.$C$33];2;FALSE()); [.E250]&amp;[.F2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1]&amp;[.H2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1];[$Конфигурация.$B$2:.$C$33];2;FALSE()); [.E251]&amp;[.F2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2]&amp;[.H2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2];[$Конфигурация.$B$2:.$C$33];2;FALSE()); [.E252]&amp;[.F2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3]&amp;[.H2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3];[$Конфигурация.$B$2:.$C$33];2;FALSE()); [.E253]&amp;[.F2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4]&amp;[.H2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4];[$Конфигурация.$B$2:.$C$33];2;FALSE()); [.E254]&amp;[.F2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5]&amp;[.H2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5];[$Конфигурация.$B$2:.$C$33];2;FALSE()); [.E255]&amp;[.F2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6]&amp;[.H2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6];[$Конфигурация.$B$2:.$C$33];2;FALSE()); [.E256]&amp;[.F2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7]&amp;[.H2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7];[$Конфигурация.$B$2:.$C$33];2;FALSE()); [.E257]&amp;[.F2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8]&amp;[.H2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8];[$Конфигурация.$B$2:.$C$33];2;FALSE()); [.E258]&amp;[.F2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9]&amp;[.H2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9];[$Конфигурация.$B$2:.$C$33];2;FALSE()); [.E259]&amp;[.F2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0]&amp;[.H2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0];[$Конфигурация.$B$2:.$C$33];2;FALSE()); [.E260]&amp;[.F2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1]&amp;[.H2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1];[$Конфигурация.$B$2:.$C$33];2;FALSE()); [.E261]&amp;[.F2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2]&amp;[.H2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2];[$Конфигурация.$B$2:.$C$33];2;FALSE()); [.E262]&amp;[.F2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3]&amp;[.H2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3];[$Конфигурация.$B$2:.$C$33];2;FALSE()); [.E263]&amp;[.F2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4]&amp;[.H2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4];[$Конфигурация.$B$2:.$C$33];2;FALSE()); [.E264]&amp;[.F2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5]&amp;[.H2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5];[$Конфигурация.$B$2:.$C$33];2;FALSE()); [.E265]&amp;[.F2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6]&amp;[.H2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6];[$Конфигурация.$B$2:.$C$33];2;FALSE()); [.E266]&amp;[.F2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7]&amp;[.H2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7];[$Конфигурация.$B$2:.$C$33];2;FALSE()); [.E267]&amp;[.F2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8]&amp;[.H2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8];[$Конфигурация.$B$2:.$C$33];2;FALSE()); [.E268]&amp;[.F2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9]&amp;[.H2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9];[$Конфигурация.$B$2:.$C$33];2;FALSE()); [.E269]&amp;[.F2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0]&amp;[.H2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0];[$Конфигурация.$B$2:.$C$33];2;FALSE()); [.E270]&amp;[.F2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1]&amp;[.H2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1];[$Конфигурация.$B$2:.$C$33];2;FALSE()); [.E271]&amp;[.F2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2]&amp;[.H2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2];[$Конфигурация.$B$2:.$C$33];2;FALSE()); [.E272]&amp;[.F2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3]&amp;[.H2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3];[$Конфигурация.$B$2:.$C$33];2;FALSE()); [.E273]&amp;[.F2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4]&amp;[.H2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4];[$Конфигурация.$B$2:.$C$33];2;FALSE()); [.E274]&amp;[.F2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5]&amp;[.H2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5];[$Конфигурация.$B$2:.$C$33];2;FALSE()); [.E275]&amp;[.F2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6]&amp;[.H2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6];[$Конфигурация.$B$2:.$C$33];2;FALSE()); [.E276]&amp;[.F2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7]&amp;[.H2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7];[$Конфигурация.$B$2:.$C$33];2;FALSE()); [.E277]&amp;[.F2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8]&amp;[.H2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8];[$Конфигурация.$B$2:.$C$33];2;FALSE()); [.E278]&amp;[.F2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9]&amp;[.H2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9];[$Конфигурация.$B$2:.$C$33];2;FALSE()); [.E279]&amp;[.F2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0]&amp;[.H2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0];[$Конфигурация.$B$2:.$C$33];2;FALSE()); [.E280]&amp;[.F2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1]&amp;[.H2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1];[$Конфигурация.$B$2:.$C$33];2;FALSE()); [.E281]&amp;[.F2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2]&amp;[.H2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2];[$Конфигурация.$B$2:.$C$33];2;FALSE()); [.E282]&amp;[.F2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3]&amp;[.H2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3];[$Конфигурация.$B$2:.$C$33];2;FALSE()); [.E283]&amp;[.F2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4]&amp;[.H2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4];[$Конфигурация.$B$2:.$C$33];2;FALSE()); [.E284]&amp;[.F2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5]&amp;[.H2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5];[$Конфигурация.$B$2:.$C$33];2;FALSE()); [.E285]&amp;[.F2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6]&amp;[.H2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6];[$Конфигурация.$B$2:.$C$33];2;FALSE()); [.E286]&amp;[.F2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7]&amp;[.H2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7];[$Конфигурация.$B$2:.$C$33];2;FALSE()); [.E287]&amp;[.F2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8]&amp;[.H2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8];[$Конфигурация.$B$2:.$C$33];2;FALSE()); [.E288]&amp;[.F2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9]&amp;[.H2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9];[$Конфигурация.$B$2:.$C$33];2;FALSE()); [.E289]&amp;[.F2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0]&amp;[.H2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0];[$Конфигурация.$B$2:.$C$33];2;FALSE()); [.E290]&amp;[.F2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1]&amp;[.H2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1];[$Конфигурация.$B$2:.$C$33];2;FALSE()); [.E291]&amp;[.F2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2]&amp;[.H2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2];[$Конфигурация.$B$2:.$C$33];2;FALSE()); [.E292]&amp;[.F2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3]&amp;[.H2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3];[$Конфигурация.$B$2:.$C$33];2;FALSE()); [.E293]&amp;[.F2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4]&amp;[.H2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4];[$Конфигурация.$B$2:.$C$33];2;FALSE()); [.E294]&amp;[.F2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5]&amp;[.H2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5];[$Конфигурация.$B$2:.$C$33];2;FALSE()); [.E295]&amp;[.F2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6]&amp;[.H2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6];[$Конфигурация.$B$2:.$C$33];2;FALSE()); [.E296]&amp;[.F2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7]&amp;[.H2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7];[$Конфигурация.$B$2:.$C$33];2;FALSE()); [.E297]&amp;[.F2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8]&amp;[.H2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8];[$Конфигурация.$B$2:.$C$33];2;FALSE()); [.E298]&amp;[.F2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9]&amp;[.H2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9];[$Конфигурация.$B$2:.$C$33];2;FALSE()); [.E299]&amp;[.F2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0]&amp;[.H3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0];[$Конфигурация.$B$2:.$C$33];2;FALSE()); [.E300]&amp;[.F3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1]&amp;[.H3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1];[$Конфигурация.$B$2:.$C$33];2;FALSE()); [.E301]&amp;[.F3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2]&amp;[.H3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2];[$Конфигурация.$B$2:.$C$33];2;FALSE()); [.E302]&amp;[.F3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3]&amp;[.H3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3];[$Конфигурация.$B$2:.$C$33];2;FALSE()); [.E303]&amp;[.F3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4]&amp;[.H3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4];[$Конфигурация.$B$2:.$C$33];2;FALSE()); [.E304]&amp;[.F3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5]&amp;[.H3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5];[$Конфигурация.$B$2:.$C$33];2;FALSE()); [.E305]&amp;[.F3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6]&amp;[.H3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6];[$Конфигурация.$B$2:.$C$33];2;FALSE()); [.E306]&amp;[.F3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7]&amp;[.H3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7];[$Конфигурация.$B$2:.$C$33];2;FALSE()); [.E307]&amp;[.F3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8]&amp;[.H3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8];[$Конфигурация.$B$2:.$C$33];2;FALSE()); [.E308]&amp;[.F3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9]&amp;[.H3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9];[$Конфигурация.$B$2:.$C$33];2;FALSE()); [.E309]&amp;[.F3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0]&amp;[.H3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0];[$Конфигурация.$B$2:.$C$33];2;FALSE()); [.E310]&amp;[.F3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1]&amp;[.H3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1];[$Конфигурация.$B$2:.$C$33];2;FALSE()); [.E311]&amp;[.F3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2]&amp;[.H3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2];[$Конфигурация.$B$2:.$C$33];2;FALSE()); [.E312]&amp;[.F3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3]&amp;[.H3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3];[$Конфигурация.$B$2:.$C$33];2;FALSE()); [.E313]&amp;[.F3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4]&amp;[.H3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4];[$Конфигурация.$B$2:.$C$33];2;FALSE()); [.E314]&amp;[.F3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5]&amp;[.H3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5];[$Конфигурация.$B$2:.$C$33];2;FALSE()); [.E315]&amp;[.F3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6]&amp;[.H3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6];[$Конфигурация.$B$2:.$C$33];2;FALSE()); [.E316]&amp;[.F3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7]&amp;[.H3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7];[$Конфигурация.$B$2:.$C$33];2;FALSE()); [.E317]&amp;[.F3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8]&amp;[.H3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8];[$Конфигурация.$B$2:.$C$33];2;FALSE()); [.E318]&amp;[.F3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9]&amp;[.H3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9];[$Конфигурация.$B$2:.$C$33];2;FALSE()); [.E319]&amp;[.F3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0]&amp;[.H3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0];[$Конфигурация.$B$2:.$C$33];2;FALSE()); [.E320]&amp;[.F3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1]&amp;[.H3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1];[$Конфигурация.$B$2:.$C$33];2;FALSE()); [.E321]&amp;[.F3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2]&amp;[.H3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2];[$Конфигурация.$B$2:.$C$33];2;FALSE()); [.E322]&amp;[.F3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3]&amp;[.H3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3];[$Конфигурация.$B$2:.$C$33];2;FALSE()); [.E323]&amp;[.F3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4]&amp;[.H3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4];[$Конфигурация.$B$2:.$C$33];2;FALSE()); [.E324]&amp;[.F3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5]&amp;[.H3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5];[$Конфигурация.$B$2:.$C$33];2;FALSE()); [.E325]&amp;[.F3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6]&amp;[.H3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6];[$Конфигурация.$B$2:.$C$33];2;FALSE()); [.E326]&amp;[.F3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7]&amp;[.H3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7];[$Конфигурация.$B$2:.$C$33];2;FALSE()); [.E327]&amp;[.F3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8]&amp;[.H3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8];[$Конфигурация.$B$2:.$C$33];2;FALSE()); [.E328]&amp;[.F3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9]&amp;[.H3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9];[$Конфигурация.$B$2:.$C$33];2;FALSE()); [.E329]&amp;[.F3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0]&amp;[.H3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0];[$Конфигурация.$B$2:.$C$33];2;FALSE()); [.E330]&amp;[.F3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1]&amp;[.H3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1];[$Конфигурация.$B$2:.$C$33];2;FALSE()); [.E331]&amp;[.F3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2]&amp;[.H3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2];[$Конфигурация.$B$2:.$C$33];2;FALSE()); [.E332]&amp;[.F3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3]&amp;[.H3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3];[$Конфигурация.$B$2:.$C$33];2;FALSE()); [.E333]&amp;[.F3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4]&amp;[.H3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4];[$Конфигурация.$B$2:.$C$33];2;FALSE()); [.E334]&amp;[.F3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5]&amp;[.H3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5];[$Конфигурация.$B$2:.$C$33];2;FALSE()); [.E335]&amp;[.F3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6]&amp;[.H3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6];[$Конфигурация.$B$2:.$C$33];2;FALSE()); [.E336]&amp;[.F3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7]&amp;[.H3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7];[$Конфигурация.$B$2:.$C$33];2;FALSE()); [.E337]&amp;[.F3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8]&amp;[.H3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8];[$Конфигурация.$B$2:.$C$33];2;FALSE()); [.E338]&amp;[.F3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9]&amp;[.H3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9];[$Конфигурация.$B$2:.$C$33];2;FALSE()); [.E339]&amp;[.F3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0]&amp;[.H3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0];[$Конфигурация.$B$2:.$C$33];2;FALSE()); [.E340]&amp;[.F3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1]&amp;[.H3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1];[$Конфигурация.$B$2:.$C$33];2;FALSE()); [.E341]&amp;[.F3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2]&amp;[.H3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2];[$Конфигурация.$B$2:.$C$33];2;FALSE()); [.E342]&amp;[.F3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3]&amp;[.H3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3];[$Конфигурация.$B$2:.$C$33];2;FALSE()); [.E343]&amp;[.F3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4]&amp;[.H3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4];[$Конфигурация.$B$2:.$C$33];2;FALSE()); [.E344]&amp;[.F3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5]&amp;[.H3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5];[$Конфигурация.$B$2:.$C$33];2;FALSE()); [.E345]&amp;[.F3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6]&amp;[.H3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6];[$Конфигурация.$B$2:.$C$33];2;FALSE()); [.E346]&amp;[.F3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7]&amp;[.H3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7];[$Конфигурация.$B$2:.$C$33];2;FALSE()); [.E347]&amp;[.F3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8]&amp;[.H3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8];[$Конфигурация.$B$2:.$C$33];2;FALSE()); [.E348]&amp;[.F3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9]&amp;[.H3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9];[$Конфигурация.$B$2:.$C$33];2;FALSE()); [.E349]&amp;[.F3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0]&amp;[.H3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0];[$Конфигурация.$B$2:.$C$33];2;FALSE()); [.E350]&amp;[.F3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1]&amp;[.H3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1];[$Конфигурация.$B$2:.$C$33];2;FALSE()); [.E351]&amp;[.F3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2]&amp;[.H3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2];[$Конфигурация.$B$2:.$C$33];2;FALSE()); [.E352]&amp;[.F3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3]&amp;[.H3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3];[$Конфигурация.$B$2:.$C$33];2;FALSE()); [.E353]&amp;[.F3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4]&amp;[.H3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4];[$Конфигурация.$B$2:.$C$33];2;FALSE()); [.E354]&amp;[.F3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5]&amp;[.H3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5];[$Конфигурация.$B$2:.$C$33];2;FALSE()); [.E355]&amp;[.F3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6]&amp;[.H3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6];[$Конфигурация.$B$2:.$C$33];2;FALSE()); [.E356]&amp;[.F3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7]&amp;[.H3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7];[$Конфигурация.$B$2:.$C$33];2;FALSE()); [.E357]&amp;[.F3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8]&amp;[.H3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8];[$Конфигурация.$B$2:.$C$33];2;FALSE()); [.E358]&amp;[.F3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9]&amp;[.H3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9];[$Конфигурация.$B$2:.$C$33];2;FALSE()); [.E359]&amp;[.F3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0]&amp;[.H3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0];[$Конфигурация.$B$2:.$C$33];2;FALSE()); [.E360]&amp;[.F3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1]&amp;[.H3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1];[$Конфигурация.$B$2:.$C$33];2;FALSE()); [.E361]&amp;[.F3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2]&amp;[.H3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2];[$Конфигурация.$B$2:.$C$33];2;FALSE()); [.E362]&amp;[.F3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3]&amp;[.H3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3];[$Конфигурация.$B$2:.$C$33];2;FALSE()); [.E363]&amp;[.F3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4]&amp;[.H3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4];[$Конфигурация.$B$2:.$C$33];2;FALSE()); [.E364]&amp;[.F3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5]&amp;[.H3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5];[$Конфигурация.$B$2:.$C$33];2;FALSE()); [.E365]&amp;[.F3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6]&amp;[.H3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6];[$Конфигурация.$B$2:.$C$33];2;FALSE()); [.E366]&amp;[.F3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7]&amp;[.H3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7];[$Конфигурация.$B$2:.$C$33];2;FALSE()); [.E367]&amp;[.F3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8]&amp;[.H3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8];[$Конфигурация.$B$2:.$C$33];2;FALSE()); [.E368]&amp;[.F3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9]&amp;[.H3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9];[$Конфигурация.$B$2:.$C$33];2;FALSE()); [.E369]&amp;[.F3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0]&amp;[.H3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0];[$Конфигурация.$B$2:.$C$33];2;FALSE()); [.E370]&amp;[.F3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1]&amp;[.H3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1];[$Конфигурация.$B$2:.$C$33];2;FALSE()); [.E371]&amp;[.F3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2]&amp;[.H3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2];[$Конфигурация.$B$2:.$C$33];2;FALSE()); [.E372]&amp;[.F3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3]&amp;[.H3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3];[$Конфигурация.$B$2:.$C$33];2;FALSE()); [.E373]&amp;[.F3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4]&amp;[.H3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4];[$Конфигурация.$B$2:.$C$33];2;FALSE()); [.E374]&amp;[.F3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5]&amp;[.H3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5];[$Конфигурация.$B$2:.$C$33];2;FALSE()); [.E375]&amp;[.F3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6]&amp;[.H3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6];[$Конфигурация.$B$2:.$C$33];2;FALSE()); [.E376]&amp;[.F3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7]&amp;[.H3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7];[$Конфигурация.$B$2:.$C$33];2;FALSE()); [.E377]&amp;[.F3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8]&amp;[.H3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8];[$Конфигурация.$B$2:.$C$33];2;FALSE()); [.E378]&amp;[.F3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9]&amp;[.H3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9];[$Конфигурация.$B$2:.$C$33];2;FALSE()); [.E379]&amp;[.F3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0]&amp;[.H3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0];[$Конфигурация.$B$2:.$C$33];2;FALSE()); [.E380]&amp;[.F3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1]&amp;[.H3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1];[$Конфигурация.$B$2:.$C$33];2;FALSE()); [.E381]&amp;[.F3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2]&amp;[.H3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2];[$Конфигурация.$B$2:.$C$33];2;FALSE()); [.E382]&amp;[.F3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3]&amp;[.H3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3];[$Конфигурация.$B$2:.$C$33];2;FALSE()); [.E383]&amp;[.F3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4]&amp;[.H3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4];[$Конфигурация.$B$2:.$C$33];2;FALSE()); [.E384]&amp;[.F3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5]&amp;[.H3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5];[$Конфигурация.$B$2:.$C$33];2;FALSE()); [.E385]&amp;[.F3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6]&amp;[.H3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6];[$Конфигурация.$B$2:.$C$33];2;FALSE()); [.E386]&amp;[.F3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7]&amp;[.H3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7];[$Конфигурация.$B$2:.$C$33];2;FALSE()); [.E387]&amp;[.F3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8]&amp;[.H3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8];[$Конфигурация.$B$2:.$C$33];2;FALSE()); [.E388]&amp;[.F3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9]&amp;[.H3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9];[$Конфигурация.$B$2:.$C$33];2;FALSE()); [.E389]&amp;[.F3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0]&amp;[.H3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0];[$Конфигурация.$B$2:.$C$33];2;FALSE()); [.E390]&amp;[.F3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1]&amp;[.H3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1];[$Конфигурация.$B$2:.$C$33];2;FALSE()); [.E391]&amp;[.F3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2]&amp;[.H3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2];[$Конфигурация.$B$2:.$C$33];2;FALSE()); [.E392]&amp;[.F3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3]&amp;[.H3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3];[$Конфигурация.$B$2:.$C$33];2;FALSE()); [.E393]&amp;[.F3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4]&amp;[.H3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4];[$Конфигурация.$B$2:.$C$33];2;FALSE()); [.E394]&amp;[.F3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5]&amp;[.H3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5];[$Конфигурация.$B$2:.$C$33];2;FALSE()); [.E395]&amp;[.F3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6]&amp;[.H3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6];[$Конфигурация.$B$2:.$C$33];2;FALSE()); [.E396]&amp;[.F3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7]&amp;[.H3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7];[$Конфигурация.$B$2:.$C$33];2;FALSE()); [.E397]&amp;[.F3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8]&amp;[.H3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8];[$Конфигурация.$B$2:.$C$33];2;FALSE()); [.E398]&amp;[.F3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9]&amp;[.H3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9];[$Конфигурация.$B$2:.$C$33];2;FALSE()); [.E399]&amp;[.F3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0]&amp;[.H4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0];[$Конфигурация.$B$2:.$C$33];2;FALSE()); [.E400]&amp;[.F4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1]&amp;[.H4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1];[$Конфигурация.$B$2:.$C$33];2;FALSE()); [.E401]&amp;[.F4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2]&amp;[.H4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2];[$Конфигурация.$B$2:.$C$33];2;FALSE()); [.E402]&amp;[.F4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3]&amp;[.H4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3];[$Конфигурация.$B$2:.$C$33];2;FALSE()); [.E403]&amp;[.F4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4]&amp;[.H4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4];[$Конфигурация.$B$2:.$C$33];2;FALSE()); [.E404]&amp;[.F4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5]&amp;[.H4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5];[$Конфигурация.$B$2:.$C$33];2;FALSE()); [.E405]&amp;[.F4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6]&amp;[.H4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6];[$Конфигурация.$B$2:.$C$33];2;FALSE()); [.E406]&amp;[.F4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7]&amp;[.H4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7];[$Конфигурация.$B$2:.$C$33];2;FALSE()); [.E407]&amp;[.F4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8]&amp;[.H4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8];[$Конфигурация.$B$2:.$C$33];2;FALSE()); [.E408]&amp;[.F4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9]&amp;[.H4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9];[$Конфигурация.$B$2:.$C$33];2;FALSE()); [.E409]&amp;[.F4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0]&amp;[.H4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0];[$Конфигурация.$B$2:.$C$33];2;FALSE()); [.E410]&amp;[.F4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1]&amp;[.H4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1];[$Конфигурация.$B$2:.$C$33];2;FALSE()); [.E411]&amp;[.F4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2]&amp;[.H4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2];[$Конфигурация.$B$2:.$C$33];2;FALSE()); [.E412]&amp;[.F4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3]&amp;[.H4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3];[$Конфигурация.$B$2:.$C$33];2;FALSE()); [.E413]&amp;[.F4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4]&amp;[.H4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4];[$Конфигурация.$B$2:.$C$33];2;FALSE()); [.E414]&amp;[.F4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5]&amp;[.H4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5];[$Конфигурация.$B$2:.$C$33];2;FALSE()); [.E415]&amp;[.F4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6]&amp;[.H4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6];[$Конфигурация.$B$2:.$C$33];2;FALSE()); [.E416]&amp;[.F4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7]&amp;[.H4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7];[$Конфигурация.$B$2:.$C$33];2;FALSE()); [.E417]&amp;[.F4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8]&amp;[.H4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8];[$Конфигурация.$B$2:.$C$33];2;FALSE()); [.E418]&amp;[.F4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9]&amp;[.H4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9];[$Конфигурация.$B$2:.$C$33];2;FALSE()); [.E419]&amp;[.F4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0]&amp;[.H4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0];[$Конфигурация.$B$2:.$C$33];2;FALSE()); [.E420]&amp;[.F4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1]&amp;[.H4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1];[$Конфигурация.$B$2:.$C$33];2;FALSE()); [.E421]&amp;[.F4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2]&amp;[.H4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2];[$Конфигурация.$B$2:.$C$33];2;FALSE()); [.E422]&amp;[.F4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3]&amp;[.H4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3];[$Конфигурация.$B$2:.$C$33];2;FALSE()); [.E423]&amp;[.F4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4]&amp;[.H4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4];[$Конфигурация.$B$2:.$C$33];2;FALSE()); [.E424]&amp;[.F4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5]&amp;[.H4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5];[$Конфигурация.$B$2:.$C$33];2;FALSE()); [.E425]&amp;[.F4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6]&amp;[.H4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6];[$Конфигурация.$B$2:.$C$33];2;FALSE()); [.E426]&amp;[.F4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7]&amp;[.H4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7];[$Конфигурация.$B$2:.$C$33];2;FALSE()); [.E427]&amp;[.F4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8]&amp;[.H4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8];[$Конфигурация.$B$2:.$C$33];2;FALSE()); [.E428]&amp;[.F4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9]&amp;[.H4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9];[$Конфигурация.$B$2:.$C$33];2;FALSE()); [.E429]&amp;[.F4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0]&amp;[.H4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0];[$Конфигурация.$B$2:.$C$33];2;FALSE()); [.E430]&amp;[.F4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1]&amp;[.H4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1];[$Конфигурация.$B$2:.$C$33];2;FALSE()); [.E431]&amp;[.F4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2]&amp;[.H4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2];[$Конфигурация.$B$2:.$C$33];2;FALSE()); [.E432]&amp;[.F4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3]&amp;[.H4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3];[$Конфигурация.$B$2:.$C$33];2;FALSE()); [.E433]&amp;[.F4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4]&amp;[.H4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4];[$Конфигурация.$B$2:.$C$33];2;FALSE()); [.E434]&amp;[.F4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5]&amp;[.H4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5];[$Конфигурация.$B$2:.$C$33];2;FALSE()); [.E435]&amp;[.F4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6]&amp;[.H4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6];[$Конфигурация.$B$2:.$C$33];2;FALSE()); [.E436]&amp;[.F4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7]&amp;[.H4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7];[$Конфигурация.$B$2:.$C$33];2;FALSE()); [.E437]&amp;[.F4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8]&amp;[.H4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8];[$Конфигурация.$B$2:.$C$33];2;FALSE()); [.E438]&amp;[.F4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9]&amp;[.H4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9];[$Конфигурация.$B$2:.$C$33];2;FALSE()); [.E439]&amp;[.F4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0]&amp;[.H4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0];[$Конфигурация.$B$2:.$C$33];2;FALSE()); [.E440]&amp;[.F4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1]&amp;[.H4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1];[$Конфигурация.$B$2:.$C$33];2;FALSE()); [.E441]&amp;[.F4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2]&amp;[.H4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2];[$Конфигурация.$B$2:.$C$33];2;FALSE()); [.E442]&amp;[.F4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3]&amp;[.H4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3];[$Конфигурация.$B$2:.$C$33];2;FALSE()); [.E443]&amp;[.F4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4]&amp;[.H4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4];[$Конфигурация.$B$2:.$C$33];2;FALSE()); [.E444]&amp;[.F4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5]&amp;[.H4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5];[$Конфигурация.$B$2:.$C$33];2;FALSE()); [.E445]&amp;[.F4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6]&amp;[.H4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6];[$Конфигурация.$B$2:.$C$33];2;FALSE()); [.E446]&amp;[.F4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7]&amp;[.H4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7];[$Конфигурация.$B$2:.$C$33];2;FALSE()); [.E447]&amp;[.F4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8]&amp;[.H4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8];[$Конфигурация.$B$2:.$C$33];2;FALSE()); [.E448]&amp;[.F4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9]&amp;[.H4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9];[$Конфигурация.$B$2:.$C$33];2;FALSE()); [.E449]&amp;[.F4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0]&amp;[.H4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0];[$Конфигурация.$B$2:.$C$33];2;FALSE()); [.E450]&amp;[.F4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1]&amp;[.H4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1];[$Конфигурация.$B$2:.$C$33];2;FALSE()); [.E451]&amp;[.F4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2]&amp;[.H4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2];[$Конфигурация.$B$2:.$C$33];2;FALSE()); [.E452]&amp;[.F4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3]&amp;[.H4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3];[$Конфигурация.$B$2:.$C$33];2;FALSE()); [.E453]&amp;[.F4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4]&amp;[.H4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4];[$Конфигурация.$B$2:.$C$33];2;FALSE()); [.E454]&amp;[.F4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5]&amp;[.H4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5];[$Конфигурация.$B$2:.$C$33];2;FALSE()); [.E455]&amp;[.F4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6]&amp;[.H4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6];[$Конфигурация.$B$2:.$C$33];2;FALSE()); [.E456]&amp;[.F4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7]&amp;[.H4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7];[$Конфигурация.$B$2:.$C$33];2;FALSE()); [.E457]&amp;[.F4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8]&amp;[.H4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8];[$Конфигурация.$B$2:.$C$33];2;FALSE()); [.E458]&amp;[.F4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9]&amp;[.H4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9];[$Конфигурация.$B$2:.$C$33];2;FALSE()); [.E459]&amp;[.F4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0]&amp;[.H4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0];[$Конфигурация.$B$2:.$C$33];2;FALSE()); [.E460]&amp;[.F4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1]&amp;[.H4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1];[$Конфигурация.$B$2:.$C$33];2;FALSE()); [.E461]&amp;[.F4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2]&amp;[.H4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2];[$Конфигурация.$B$2:.$C$33];2;FALSE()); [.E462]&amp;[.F4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3]&amp;[.H4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3];[$Конфигурация.$B$2:.$C$33];2;FALSE()); [.E463]&amp;[.F4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4]&amp;[.H4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4];[$Конфигурация.$B$2:.$C$33];2;FALSE()); [.E464]&amp;[.F4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5]&amp;[.H4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5];[$Конфигурация.$B$2:.$C$33];2;FALSE()); [.E465]&amp;[.F4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6]&amp;[.H4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6];[$Конфигурация.$B$2:.$C$33];2;FALSE()); [.E466]&amp;[.F4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7]&amp;[.H4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7];[$Конфигурация.$B$2:.$C$33];2;FALSE()); [.E467]&amp;[.F4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8]&amp;[.H4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8];[$Конфигурация.$B$2:.$C$33];2;FALSE()); [.E468]&amp;[.F4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9]&amp;[.H4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9];[$Конфигурация.$B$2:.$C$33];2;FALSE()); [.E469]&amp;[.F4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0]&amp;[.H4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0];[$Конфигурация.$B$2:.$C$33];2;FALSE()); [.E470]&amp;[.F4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1]&amp;[.H4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1];[$Конфигурация.$B$2:.$C$33];2;FALSE()); [.E471]&amp;[.F4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2]&amp;[.H4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2];[$Конфигурация.$B$2:.$C$33];2;FALSE()); [.E472]&amp;[.F4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3]&amp;[.H4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3];[$Конфигурация.$B$2:.$C$33];2;FALSE()); [.E473]&amp;[.F4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4]&amp;[.H4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4];[$Конфигурация.$B$2:.$C$33];2;FALSE()); [.E474]&amp;[.F4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5]&amp;[.H4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5];[$Конфигурация.$B$2:.$C$33];2;FALSE()); [.E475]&amp;[.F4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6]&amp;[.H4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6];[$Конфигурация.$B$2:.$C$33];2;FALSE()); [.E476]&amp;[.F4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7]&amp;[.H4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7];[$Конфигурация.$B$2:.$C$33];2;FALSE()); [.E477]&amp;[.F4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8]&amp;[.H4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8];[$Конфигурация.$B$2:.$C$33];2;FALSE()); [.E478]&amp;[.F4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9]&amp;[.H4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9];[$Конфигурация.$B$2:.$C$33];2;FALSE()); [.E479]&amp;[.F4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0]&amp;[.H4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0];[$Конфигурация.$B$2:.$C$33];2;FALSE()); [.E480]&amp;[.F4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1]&amp;[.H4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1];[$Конфигурация.$B$2:.$C$33];2;FALSE()); [.E481]&amp;[.F4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2]&amp;[.H4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2];[$Конфигурация.$B$2:.$C$33];2;FALSE()); [.E482]&amp;[.F4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3]&amp;[.H4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3];[$Конфигурация.$B$2:.$C$33];2;FALSE()); [.E483]&amp;[.F4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4]&amp;[.H4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4];[$Конфигурация.$B$2:.$C$33];2;FALSE()); [.E484]&amp;[.F4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5]&amp;[.H4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5];[$Конфигурация.$B$2:.$C$33];2;FALSE()); [.E485]&amp;[.F4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6]&amp;[.H4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6];[$Конфигурация.$B$2:.$C$33];2;FALSE()); [.E486]&amp;[.F4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7]&amp;[.H4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7];[$Конфигурация.$B$2:.$C$33];2;FALSE()); [.E487]&amp;[.F4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8]&amp;[.H4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8];[$Конфигурация.$B$2:.$C$33];2;FALSE()); [.E488]&amp;[.F4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9]&amp;[.H4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9];[$Конфигурация.$B$2:.$C$33];2;FALSE()); [.E489]&amp;[.F4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0]&amp;[.H4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0];[$Конфигурация.$B$2:.$C$33];2;FALSE()); [.E490]&amp;[.F4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1]&amp;[.H4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1];[$Конфигурация.$B$2:.$C$33];2;FALSE()); [.E491]&amp;[.F4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2]&amp;[.H4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2];[$Конфигурация.$B$2:.$C$33];2;FALSE()); [.E492]&amp;[.F4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3]&amp;[.H4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3];[$Конфигурация.$B$2:.$C$33];2;FALSE()); [.E493]&amp;[.F4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4]&amp;[.H4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4];[$Конфигурация.$B$2:.$C$33];2;FALSE()); [.E494]&amp;[.F4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5]&amp;[.H4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5];[$Конфигурация.$B$2:.$C$33];2;FALSE()); [.E495]&amp;[.F4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6]&amp;[.H4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6];[$Конфигурация.$B$2:.$C$33];2;FALSE()); [.E496]&amp;[.F4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7]&amp;[.H4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7];[$Конфигурация.$B$2:.$C$33];2;FALSE()); [.E497]&amp;[.F4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8]&amp;[.H4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8];[$Конфигурация.$B$2:.$C$33];2;FALSE()); [.E498]&amp;[.F4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9]&amp;[.H4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9];[$Конфигурация.$B$2:.$C$33];2;FALSE()); [.E499]&amp;[.F4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0]&amp;[.H5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0];[$Конфигурация.$B$2:.$C$33];2;FALSE()); [.E500]&amp;[.F5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1]&amp;[.H5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1];[$Конфигурация.$B$2:.$C$33];2;FALSE()); [.E501]&amp;[.F5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2]&amp;[.H5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2];[$Конфигурация.$B$2:.$C$33];2;FALSE()); [.E502]&amp;[.F5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3]&amp;[.H5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3];[$Конфигурация.$B$2:.$C$33];2;FALSE()); [.E503]&amp;[.F5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4]&amp;[.H5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4];[$Конфигурация.$B$2:.$C$33];2;FALSE()); [.E504]&amp;[.F5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5]&amp;[.H5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5];[$Конфигурация.$B$2:.$C$33];2;FALSE()); [.E505]&amp;[.F5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6]&amp;[.H5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6];[$Конфигурация.$B$2:.$C$33];2;FALSE()); [.E506]&amp;[.F5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7]&amp;[.H5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7];[$Конфигурация.$B$2:.$C$33];2;FALSE()); [.E507]&amp;[.F5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8]&amp;[.H5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8];[$Конфигурация.$B$2:.$C$33];2;FALSE()); [.E508]&amp;[.F5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9]&amp;[.H5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9];[$Конфигурация.$B$2:.$C$33];2;FALSE()); [.E509]&amp;[.F5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0]&amp;[.H5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0];[$Конфигурация.$B$2:.$C$33];2;FALSE()); [.E510]&amp;[.F5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1]&amp;[.H5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1];[$Конфигурация.$B$2:.$C$33];2;FALSE()); [.E511]&amp;[.F5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2]&amp;[.H5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2];[$Конфигурация.$B$2:.$C$33];2;FALSE()); [.E512]&amp;[.F5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3]&amp;[.H5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3];[$Конфигурация.$B$2:.$C$33];2;FALSE()); [.E513]&amp;[.F5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4]&amp;[.H5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4];[$Конфигурация.$B$2:.$C$33];2;FALSE()); [.E514]&amp;[.F5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5]&amp;[.H5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5];[$Конфигурация.$B$2:.$C$33];2;FALSE()); [.E515]&amp;[.F5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6]&amp;[.H5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6];[$Конфигурация.$B$2:.$C$33];2;FALSE()); [.E516]&amp;[.F5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7]&amp;[.H5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7];[$Конфигурация.$B$2:.$C$33];2;FALSE()); [.E517]&amp;[.F5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8]&amp;[.H5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8];[$Конфигурация.$B$2:.$C$33];2;FALSE()); [.E518]&amp;[.F5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9]&amp;[.H5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9];[$Конфигурация.$B$2:.$C$33];2;FALSE()); [.E519]&amp;[.F5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0]&amp;[.H5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0];[$Конфигурация.$B$2:.$C$33];2;FALSE()); [.E520]&amp;[.F5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1]&amp;[.H5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1];[$Конфигурация.$B$2:.$C$33];2;FALSE()); [.E521]&amp;[.F5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2]&amp;[.H5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2];[$Конфигурация.$B$2:.$C$33];2;FALSE()); [.E522]&amp;[.F5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3]&amp;[.H5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3];[$Конфигурация.$B$2:.$C$33];2;FALSE()); [.E523]&amp;[.F5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4]&amp;[.H5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4];[$Конфигурация.$B$2:.$C$33];2;FALSE()); [.E524]&amp;[.F5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5]&amp;[.H5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5];[$Конфигурация.$B$2:.$C$33];2;FALSE()); [.E525]&amp;[.F5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6]&amp;[.H5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6];[$Конфигурация.$B$2:.$C$33];2;FALSE()); [.E526]&amp;[.F5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7]&amp;[.H5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7];[$Конфигурация.$B$2:.$C$33];2;FALSE()); [.E527]&amp;[.F5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8]&amp;[.H5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8];[$Конфигурация.$B$2:.$C$33];2;FALSE()); [.E528]&amp;[.F5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9]&amp;[.H5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9];[$Конфигурация.$B$2:.$C$33];2;FALSE()); [.E529]&amp;[.F5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0]&amp;[.H5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0];[$Конфигурация.$B$2:.$C$33];2;FALSE()); [.E530]&amp;[.F5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1]&amp;[.H5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1];[$Конфигурация.$B$2:.$C$33];2;FALSE()); [.E531]&amp;[.F5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2]&amp;[.H5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2];[$Конфигурация.$B$2:.$C$33];2;FALSE()); [.E532]&amp;[.F5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3]&amp;[.H5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3];[$Конфигурация.$B$2:.$C$33];2;FALSE()); [.E533]&amp;[.F5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4]&amp;[.H5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4];[$Конфигурация.$B$2:.$C$33];2;FALSE()); [.E534]&amp;[.F5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5]&amp;[.H5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5];[$Конфигурация.$B$2:.$C$33];2;FALSE()); [.E535]&amp;[.F5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6]&amp;[.H5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6];[$Конфигурация.$B$2:.$C$33];2;FALSE()); [.E536]&amp;[.F5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7]&amp;[.H5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7];[$Конфигурация.$B$2:.$C$33];2;FALSE()); [.E537]&amp;[.F5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8]&amp;[.H5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8];[$Конфигурация.$B$2:.$C$33];2;FALSE()); [.E538]&amp;[.F5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9]&amp;[.H5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9];[$Конфигурация.$B$2:.$C$33];2;FALSE()); [.E539]&amp;[.F5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0]&amp;[.H5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0];[$Конфигурация.$B$2:.$C$33];2;FALSE()); [.E540]&amp;[.F5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1]&amp;[.H5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1];[$Конфигурация.$B$2:.$C$33];2;FALSE()); [.E541]&amp;[.F5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2]&amp;[.H5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2];[$Конфигурация.$B$2:.$C$33];2;FALSE()); [.E542]&amp;[.F5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3]&amp;[.H5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3];[$Конфигурация.$B$2:.$C$33];2;FALSE()); [.E543]&amp;[.F5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4]&amp;[.H5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4];[$Конфигурация.$B$2:.$C$33];2;FALSE()); [.E544]&amp;[.F5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5]&amp;[.H5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5];[$Конфигурация.$B$2:.$C$33];2;FALSE()); [.E545]&amp;[.F5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6]&amp;[.H5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6];[$Конфигурация.$B$2:.$C$33];2;FALSE()); [.E546]&amp;[.F5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7]&amp;[.H5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7];[$Конфигурация.$B$2:.$C$33];2;FALSE()); [.E547]&amp;[.F5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8]&amp;[.H5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8];[$Конфигурация.$B$2:.$C$33];2;FALSE()); [.E548]&amp;[.F5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9]&amp;[.H5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9];[$Конфигурация.$B$2:.$C$33];2;FALSE()); [.E549]&amp;[.F5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0]&amp;[.H5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0];[$Конфигурация.$B$2:.$C$33];2;FALSE()); [.E550]&amp;[.F5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1]&amp;[.H5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1];[$Конфигурация.$B$2:.$C$33];2;FALSE()); [.E551]&amp;[.F5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2]&amp;[.H5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2];[$Конфигурация.$B$2:.$C$33];2;FALSE()); [.E552]&amp;[.F5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3]&amp;[.H5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3];[$Конфигурация.$B$2:.$C$33];2;FALSE()); [.E553]&amp;[.F5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4]&amp;[.H5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4];[$Конфигурация.$B$2:.$C$33];2;FALSE()); [.E554]&amp;[.F5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5]&amp;[.H5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5];[$Конфигурация.$B$2:.$C$33];2;FALSE()); [.E555]&amp;[.F5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6]&amp;[.H5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6];[$Конфигурация.$B$2:.$C$33];2;FALSE()); [.E556]&amp;[.F5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7]&amp;[.H5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7];[$Конфигурация.$B$2:.$C$33];2;FALSE()); [.E557]&amp;[.F5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8]&amp;[.H5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8];[$Конфигурация.$B$2:.$C$33];2;FALSE()); [.E558]&amp;[.F5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9]&amp;[.H5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9];[$Конфигурация.$B$2:.$C$33];2;FALSE()); [.E559]&amp;[.F5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0]&amp;[.H5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0];[$Конфигурация.$B$2:.$C$33];2;FALSE()); [.E560]&amp;[.F5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1]&amp;[.H5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1];[$Конфигурация.$B$2:.$C$33];2;FALSE()); [.E561]&amp;[.F5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2]&amp;[.H5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2];[$Конфигурация.$B$2:.$C$33];2;FALSE()); [.E562]&amp;[.F5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3]&amp;[.H5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3];[$Конфигурация.$B$2:.$C$33];2;FALSE()); [.E563]&amp;[.F5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4]&amp;[.H5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4];[$Конфигурация.$B$2:.$C$33];2;FALSE()); [.E564]&amp;[.F5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5]&amp;[.H5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5];[$Конфигурация.$B$2:.$C$33];2;FALSE()); [.E565]&amp;[.F5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6]&amp;[.H5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6];[$Конфигурация.$B$2:.$C$33];2;FALSE()); [.E566]&amp;[.F5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7]&amp;[.H5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7];[$Конфигурация.$B$2:.$C$33];2;FALSE()); [.E567]&amp;[.F5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8]&amp;[.H5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8];[$Конфигурация.$B$2:.$C$33];2;FALSE()); [.E568]&amp;[.F5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9]&amp;[.H5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9];[$Конфигурация.$B$2:.$C$33];2;FALSE()); [.E569]&amp;[.F5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0]&amp;[.H5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0];[$Конфигурация.$B$2:.$C$33];2;FALSE()); [.E570]&amp;[.F5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1]&amp;[.H5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1];[$Конфигурация.$B$2:.$C$33];2;FALSE()); [.E571]&amp;[.F5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2]&amp;[.H5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2];[$Конфигурация.$B$2:.$C$33];2;FALSE()); [.E572]&amp;[.F5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3]&amp;[.H5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3];[$Конфигурация.$B$2:.$C$33];2;FALSE()); [.E573]&amp;[.F5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4]&amp;[.H5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4];[$Конфигурация.$B$2:.$C$33];2;FALSE()); [.E574]&amp;[.F5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5]&amp;[.H5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5];[$Конфигурация.$B$2:.$C$33];2;FALSE()); [.E575]&amp;[.F5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6]&amp;[.H5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6];[$Конфигурация.$B$2:.$C$33];2;FALSE()); [.E576]&amp;[.F5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7]&amp;[.H5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7];[$Конфигурация.$B$2:.$C$33];2;FALSE()); [.E577]&amp;[.F5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8]&amp;[.H5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8];[$Конфигурация.$B$2:.$C$33];2;FALSE()); [.E578]&amp;[.F5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9]&amp;[.H5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9];[$Конфигурация.$B$2:.$C$33];2;FALSE()); [.E579]&amp;[.F5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0]&amp;[.H5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0];[$Конфигурация.$B$2:.$C$33];2;FALSE()); [.E580]&amp;[.F5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1]&amp;[.H5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1];[$Конфигурация.$B$2:.$C$33];2;FALSE()); [.E581]&amp;[.F5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2]&amp;[.H5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2];[$Конфигурация.$B$2:.$C$33];2;FALSE()); [.E582]&amp;[.F5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3]&amp;[.H5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3];[$Конфигурация.$B$2:.$C$33];2;FALSE()); [.E583]&amp;[.F5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4]&amp;[.H5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4];[$Конфигурация.$B$2:.$C$33];2;FALSE()); [.E584]&amp;[.F5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5]&amp;[.H5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5];[$Конфигурация.$B$2:.$C$33];2;FALSE()); [.E585]&amp;[.F5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6]&amp;[.H5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6];[$Конфигурация.$B$2:.$C$33];2;FALSE()); [.E586]&amp;[.F5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7]&amp;[.H5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7];[$Конфигурация.$B$2:.$C$33];2;FALSE()); [.E587]&amp;[.F5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8]&amp;[.H5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8];[$Конфигурация.$B$2:.$C$33];2;FALSE()); [.E588]&amp;[.F5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9]&amp;[.H5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9];[$Конфигурация.$B$2:.$C$33];2;FALSE()); [.E589]&amp;[.F5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0]&amp;[.H5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0];[$Конфигурация.$B$2:.$C$33];2;FALSE()); [.E590]&amp;[.F5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1]&amp;[.H5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1];[$Конфигурация.$B$2:.$C$33];2;FALSE()); [.E591]&amp;[.F5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2]&amp;[.H5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2];[$Конфигурация.$B$2:.$C$33];2;FALSE()); [.E592]&amp;[.F5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3]&amp;[.H5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3];[$Конфигурация.$B$2:.$C$33];2;FALSE()); [.E593]&amp;[.F5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4]&amp;[.H5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4];[$Конфигурация.$B$2:.$C$33];2;FALSE()); [.E594]&amp;[.F5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5]&amp;[.H5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5];[$Конфигурация.$B$2:.$C$33];2;FALSE()); [.E595]&amp;[.F5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6]&amp;[.H5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6];[$Конфигурация.$B$2:.$C$33];2;FALSE()); [.E596]&amp;[.F5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7]&amp;[.H5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7];[$Конфигурация.$B$2:.$C$33];2;FALSE()); [.E597]&amp;[.F5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8]&amp;[.H5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8];[$Конфигурация.$B$2:.$C$33];2;FALSE()); [.E598]&amp;[.F5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9]&amp;[.H5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9];[$Конфигурация.$B$2:.$C$33];2;FALSE()); [.E599]&amp;[.F5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0]&amp;[.H6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0];[$Конфигурация.$B$2:.$C$33];2;FALSE()); [.E600]&amp;[.F6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1]&amp;[.H6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1];[$Конфигурация.$B$2:.$C$33];2;FALSE()); [.E601]&amp;[.F6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2]&amp;[.H6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2];[$Конфигурация.$B$2:.$C$33];2;FALSE()); [.E602]&amp;[.F6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3]&amp;[.H6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3];[$Конфигурация.$B$2:.$C$33];2;FALSE()); [.E603]&amp;[.F6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4]&amp;[.H6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4];[$Конфигурация.$B$2:.$C$33];2;FALSE()); [.E604]&amp;[.F6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5]&amp;[.H6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5];[$Конфигурация.$B$2:.$C$33];2;FALSE()); [.E605]&amp;[.F6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6]&amp;[.H6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6];[$Конфигурация.$B$2:.$C$33];2;FALSE()); [.E606]&amp;[.F6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7]&amp;[.H6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7];[$Конфигурация.$B$2:.$C$33];2;FALSE()); [.E607]&amp;[.F6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8]&amp;[.H6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8];[$Конфигурация.$B$2:.$C$33];2;FALSE()); [.E608]&amp;[.F6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9]&amp;[.H6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9];[$Конфигурация.$B$2:.$C$33];2;FALSE()); [.E609]&amp;[.F6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0]&amp;[.H6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0];[$Конфигурация.$B$2:.$C$33];2;FALSE()); [.E610]&amp;[.F6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1]&amp;[.H6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1];[$Конфигурация.$B$2:.$C$33];2;FALSE()); [.E611]&amp;[.F6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2]&amp;[.H6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2];[$Конфигурация.$B$2:.$C$33];2;FALSE()); [.E612]&amp;[.F6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3]&amp;[.H6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3];[$Конфигурация.$B$2:.$C$33];2;FALSE()); [.E613]&amp;[.F6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4]&amp;[.H6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4];[$Конфигурация.$B$2:.$C$33];2;FALSE()); [.E614]&amp;[.F6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5]&amp;[.H6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5];[$Конфигурация.$B$2:.$C$33];2;FALSE()); [.E615]&amp;[.F6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6]&amp;[.H6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6];[$Конфигурация.$B$2:.$C$33];2;FALSE()); [.E616]&amp;[.F6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7]&amp;[.H6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7];[$Конфигурация.$B$2:.$C$33];2;FALSE()); [.E617]&amp;[.F6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8]&amp;[.H6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8];[$Конфигурация.$B$2:.$C$33];2;FALSE()); [.E618]&amp;[.F6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9]&amp;[.H6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9];[$Конфигурация.$B$2:.$C$33];2;FALSE()); [.E619]&amp;[.F6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0]&amp;[.H6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0];[$Конфигурация.$B$2:.$C$33];2;FALSE()); [.E620]&amp;[.F6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1]&amp;[.H6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1];[$Конфигурация.$B$2:.$C$33];2;FALSE()); [.E621]&amp;[.F6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2]&amp;[.H6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2];[$Конфигурация.$B$2:.$C$33];2;FALSE()); [.E622]&amp;[.F6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3]&amp;[.H6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3];[$Конфигурация.$B$2:.$C$33];2;FALSE()); [.E623]&amp;[.F6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4]&amp;[.H6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4];[$Конфигурация.$B$2:.$C$33];2;FALSE()); [.E624]&amp;[.F6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5]&amp;[.H6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5];[$Конфигурация.$B$2:.$C$33];2;FALSE()); [.E625]&amp;[.F6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6]&amp;[.H6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6];[$Конфигурация.$B$2:.$C$33];2;FALSE()); [.E626]&amp;[.F6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7]&amp;[.H6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7];[$Конфигурация.$B$2:.$C$33];2;FALSE()); [.E627]&amp;[.F6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8]&amp;[.H6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8];[$Конфигурация.$B$2:.$C$33];2;FALSE()); [.E628]&amp;[.F6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9]&amp;[.H6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9];[$Конфигурация.$B$2:.$C$33];2;FALSE()); [.E629]&amp;[.F6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0]&amp;[.H6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0];[$Конфигурация.$B$2:.$C$33];2;FALSE()); [.E630]&amp;[.F6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1]&amp;[.H6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1];[$Конфигурация.$B$2:.$C$33];2;FALSE()); [.E631]&amp;[.F6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2]&amp;[.H6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2];[$Конфигурация.$B$2:.$C$33];2;FALSE()); [.E632]&amp;[.F6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3]&amp;[.H6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3];[$Конфигурация.$B$2:.$C$33];2;FALSE()); [.E633]&amp;[.F6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4]&amp;[.H6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4];[$Конфигурация.$B$2:.$C$33];2;FALSE()); [.E634]&amp;[.F6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5]&amp;[.H6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5];[$Конфигурация.$B$2:.$C$33];2;FALSE()); [.E635]&amp;[.F6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6]&amp;[.H6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6];[$Конфигурация.$B$2:.$C$33];2;FALSE()); [.E636]&amp;[.F6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7]&amp;[.H6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7];[$Конфигурация.$B$2:.$C$33];2;FALSE()); [.E637]&amp;[.F6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8]&amp;[.H6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8];[$Конфигурация.$B$2:.$C$33];2;FALSE()); [.E638]&amp;[.F6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9]&amp;[.H6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9];[$Конфигурация.$B$2:.$C$33];2;FALSE()); [.E639]&amp;[.F6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0]&amp;[.H6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0];[$Конфигурация.$B$2:.$C$33];2;FALSE()); [.E640]&amp;[.F6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1]&amp;[.H6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1];[$Конфигурация.$B$2:.$C$33];2;FALSE()); [.E641]&amp;[.F6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2]&amp;[.H6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2];[$Конфигурация.$B$2:.$C$33];2;FALSE()); [.E642]&amp;[.F6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3]&amp;[.H6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3];[$Конфигурация.$B$2:.$C$33];2;FALSE()); [.E643]&amp;[.F6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4]&amp;[.H6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4];[$Конфигурация.$B$2:.$C$33];2;FALSE()); [.E644]&amp;[.F6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5]&amp;[.H6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5];[$Конфигурация.$B$2:.$C$33];2;FALSE()); [.E645]&amp;[.F6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6]&amp;[.H6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6];[$Конфигурация.$B$2:.$C$33];2;FALSE()); [.E646]&amp;[.F6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7]&amp;[.H6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7];[$Конфигурация.$B$2:.$C$33];2;FALSE()); [.E647]&amp;[.F6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8]&amp;[.H6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8];[$Конфигурация.$B$2:.$C$33];2;FALSE()); [.E648]&amp;[.F6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9]&amp;[.H6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9];[$Конфигурация.$B$2:.$C$33];2;FALSE()); [.E649]&amp;[.F6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0]&amp;[.H6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0];[$Конфигурация.$B$2:.$C$33];2;FALSE()); [.E650]&amp;[.F6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1]&amp;[.H6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1];[$Конфигурация.$B$2:.$C$33];2;FALSE()); [.E651]&amp;[.F6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2]&amp;[.H6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2];[$Конфигурация.$B$2:.$C$33];2;FALSE()); [.E652]&amp;[.F6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3]&amp;[.H6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3];[$Конфигурация.$B$2:.$C$33];2;FALSE()); [.E653]&amp;[.F6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4]&amp;[.H6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4];[$Конфигурация.$B$2:.$C$33];2;FALSE()); [.E654]&amp;[.F6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5]&amp;[.H6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5];[$Конфигурация.$B$2:.$C$33];2;FALSE()); [.E655]&amp;[.F6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6]&amp;[.H6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6];[$Конфигурация.$B$2:.$C$33];2;FALSE()); [.E656]&amp;[.F6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7]&amp;[.H6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7];[$Конфигурация.$B$2:.$C$33];2;FALSE()); [.E657]&amp;[.F6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8]&amp;[.H6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8];[$Конфигурация.$B$2:.$C$33];2;FALSE()); [.E658]&amp;[.F6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9]&amp;[.H6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9];[$Конфигурация.$B$2:.$C$33];2;FALSE()); [.E659]&amp;[.F6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0]&amp;[.H6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0];[$Конфигурация.$B$2:.$C$33];2;FALSE()); [.E660]&amp;[.F6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1]&amp;[.H6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1];[$Конфигурация.$B$2:.$C$33];2;FALSE()); [.E661]&amp;[.F6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2]&amp;[.H6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2];[$Конфигурация.$B$2:.$C$33];2;FALSE()); [.E662]&amp;[.F6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3]&amp;[.H6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3];[$Конфигурация.$B$2:.$C$33];2;FALSE()); [.E663]&amp;[.F6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4]&amp;[.H6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4];[$Конфигурация.$B$2:.$C$33];2;FALSE()); [.E664]&amp;[.F6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5]&amp;[.H6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5];[$Конфигурация.$B$2:.$C$33];2;FALSE()); [.E665]&amp;[.F6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6]&amp;[.H6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6];[$Конфигурация.$B$2:.$C$33];2;FALSE()); [.E666]&amp;[.F6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7]&amp;[.H6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7];[$Конфигурация.$B$2:.$C$33];2;FALSE()); [.E667]&amp;[.F6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8]&amp;[.H6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8];[$Конфигурация.$B$2:.$C$33];2;FALSE()); [.E668]&amp;[.F6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9]&amp;[.H6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9];[$Конфигурация.$B$2:.$C$33];2;FALSE()); [.E669]&amp;[.F6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0]&amp;[.H6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0];[$Конфигурация.$B$2:.$C$33];2;FALSE()); [.E670]&amp;[.F6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1]&amp;[.H6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1];[$Конфигурация.$B$2:.$C$33];2;FALSE()); [.E671]&amp;[.F6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2]&amp;[.H6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2];[$Конфигурация.$B$2:.$C$33];2;FALSE()); [.E672]&amp;[.F6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3]&amp;[.H6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3];[$Конфигурация.$B$2:.$C$33];2;FALSE()); [.E673]&amp;[.F6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4]&amp;[.H6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4];[$Конфигурация.$B$2:.$C$33];2;FALSE()); [.E674]&amp;[.F6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5]&amp;[.H6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5];[$Конфигурация.$B$2:.$C$33];2;FALSE()); [.E675]&amp;[.F6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6]&amp;[.H6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6];[$Конфигурация.$B$2:.$C$33];2;FALSE()); [.E676]&amp;[.F6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7]&amp;[.H6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7];[$Конфигурация.$B$2:.$C$33];2;FALSE()); [.E677]&amp;[.F6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8]&amp;[.H6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8];[$Конфигурация.$B$2:.$C$33];2;FALSE()); [.E678]&amp;[.F6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9]&amp;[.H6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9];[$Конфигурация.$B$2:.$C$33];2;FALSE()); [.E679]&amp;[.F6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0]&amp;[.H6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0];[$Конфигурация.$B$2:.$C$33];2;FALSE()); [.E680]&amp;[.F6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1]&amp;[.H6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1];[$Конфигурация.$B$2:.$C$33];2;FALSE()); [.E681]&amp;[.F6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2]&amp;[.H6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2];[$Конфигурация.$B$2:.$C$33];2;FALSE()); [.E682]&amp;[.F6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3]&amp;[.H6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3];[$Конфигурация.$B$2:.$C$33];2;FALSE()); [.E683]&amp;[.F6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4]&amp;[.H6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4];[$Конфигурация.$B$2:.$C$33];2;FALSE()); [.E684]&amp;[.F6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5]&amp;[.H6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5];[$Конфигурация.$B$2:.$C$33];2;FALSE()); [.E685]&amp;[.F6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6]&amp;[.H6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6];[$Конфигурация.$B$2:.$C$33];2;FALSE()); [.E686]&amp;[.F6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7]&amp;[.H6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7];[$Конфигурация.$B$2:.$C$33];2;FALSE()); [.E687]&amp;[.F6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8]&amp;[.H6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8];[$Конфигурация.$B$2:.$C$33];2;FALSE()); [.E688]&amp;[.F6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9]&amp;[.H6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9];[$Конфигурация.$B$2:.$C$33];2;FALSE()); [.E689]&amp;[.F6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0]&amp;[.H6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0];[$Конфигурация.$B$2:.$C$33];2;FALSE()); [.E690]&amp;[.F6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1]&amp;[.H6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1];[$Конфигурация.$B$2:.$C$33];2;FALSE()); [.E691]&amp;[.F6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2]&amp;[.H6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2];[$Конфигурация.$B$2:.$C$33];2;FALSE()); [.E692]&amp;[.F6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3]&amp;[.H6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3];[$Конфигурация.$B$2:.$C$33];2;FALSE()); [.E693]&amp;[.F6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4]&amp;[.H6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4];[$Конфигурация.$B$2:.$C$33];2;FALSE()); [.E694]&amp;[.F6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5]&amp;[.H6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5];[$Конфигурация.$B$2:.$C$33];2;FALSE()); [.E695]&amp;[.F6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6]&amp;[.H6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6];[$Конфигурация.$B$2:.$C$33];2;FALSE()); [.E696]&amp;[.F6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7]&amp;[.H6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7];[$Конфигурация.$B$2:.$C$33];2;FALSE()); [.E697]&amp;[.F6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8]&amp;[.H6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8];[$Конфигурация.$B$2:.$C$33];2;FALSE()); [.E698]&amp;[.F6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9]&amp;[.H6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9];[$Конфигурация.$B$2:.$C$33];2;FALSE()); [.E699]&amp;[.F6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0]&amp;[.H7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0];[$Конфигурация.$B$2:.$C$33];2;FALSE()); [.E700]&amp;[.F7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1]&amp;[.H7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1];[$Конфигурация.$B$2:.$C$33];2;FALSE()); [.E701]&amp;[.F7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2]&amp;[.H7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2];[$Конфигурация.$B$2:.$C$33];2;FALSE()); [.E702]&amp;[.F7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3]&amp;[.H7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3];[$Конфигурация.$B$2:.$C$33];2;FALSE()); [.E703]&amp;[.F7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4]&amp;[.H7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4];[$Конфигурация.$B$2:.$C$33];2;FALSE()); [.E704]&amp;[.F7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5]&amp;[.H7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5];[$Конфигурация.$B$2:.$C$33];2;FALSE()); [.E705]&amp;[.F7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6]&amp;[.H7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6];[$Конфигурация.$B$2:.$C$33];2;FALSE()); [.E706]&amp;[.F7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7]&amp;[.H7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7];[$Конфигурация.$B$2:.$C$33];2;FALSE()); [.E707]&amp;[.F7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8]&amp;[.H7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8];[$Конфигурация.$B$2:.$C$33];2;FALSE()); [.E708]&amp;[.F7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9]&amp;[.H7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9];[$Конфигурация.$B$2:.$C$33];2;FALSE()); [.E709]&amp;[.F7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0]&amp;[.H7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0];[$Конфигурация.$B$2:.$C$33];2;FALSE()); [.E710]&amp;[.F7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1]&amp;[.H7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1];[$Конфигурация.$B$2:.$C$33];2;FALSE()); [.E711]&amp;[.F7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2]&amp;[.H7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2];[$Конфигурация.$B$2:.$C$33];2;FALSE()); [.E712]&amp;[.F7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3]&amp;[.H7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3];[$Конфигурация.$B$2:.$C$33];2;FALSE()); [.E713]&amp;[.F7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4]&amp;[.H7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4];[$Конфигурация.$B$2:.$C$33];2;FALSE()); [.E714]&amp;[.F7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5]&amp;[.H7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5];[$Конфигурация.$B$2:.$C$33];2;FALSE()); [.E715]&amp;[.F7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6]&amp;[.H7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6];[$Конфигурация.$B$2:.$C$33];2;FALSE()); [.E716]&amp;[.F7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7]&amp;[.H7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7];[$Конфигурация.$B$2:.$C$33];2;FALSE()); [.E717]&amp;[.F7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8]&amp;[.H7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8];[$Конфигурация.$B$2:.$C$33];2;FALSE()); [.E718]&amp;[.F7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9]&amp;[.H7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9];[$Конфигурация.$B$2:.$C$33];2;FALSE()); [.E719]&amp;[.F7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0]&amp;[.H7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0];[$Конфигурация.$B$2:.$C$33];2;FALSE()); [.E720]&amp;[.F7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1]&amp;[.H7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1];[$Конфигурация.$B$2:.$C$33];2;FALSE()); [.E721]&amp;[.F7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2]&amp;[.H7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2];[$Конфигурация.$B$2:.$C$33];2;FALSE()); [.E722]&amp;[.F7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3]&amp;[.H7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3];[$Конфигурация.$B$2:.$C$33];2;FALSE()); [.E723]&amp;[.F7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4]&amp;[.H7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4];[$Конфигурация.$B$2:.$C$33];2;FALSE()); [.E724]&amp;[.F7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5]&amp;[.H7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5];[$Конфигурация.$B$2:.$C$33];2;FALSE()); [.E725]&amp;[.F7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6]&amp;[.H7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6];[$Конфигурация.$B$2:.$C$33];2;FALSE()); [.E726]&amp;[.F7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7]&amp;[.H7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7];[$Конфигурация.$B$2:.$C$33];2;FALSE()); [.E727]&amp;[.F7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8]&amp;[.H7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8];[$Конфигурация.$B$2:.$C$33];2;FALSE()); [.E728]&amp;[.F7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9]&amp;[.H7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9];[$Конфигурация.$B$2:.$C$33];2;FALSE()); [.E729]&amp;[.F7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0]&amp;[.H7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0];[$Конфигурация.$B$2:.$C$33];2;FALSE()); [.E730]&amp;[.F7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1]&amp;[.H7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1];[$Конфигурация.$B$2:.$C$33];2;FALSE()); [.E731]&amp;[.F7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2]&amp;[.H7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2];[$Конфигурация.$B$2:.$C$33];2;FALSE()); [.E732]&amp;[.F7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3]&amp;[.H7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3];[$Конфигурация.$B$2:.$C$33];2;FALSE()); [.E733]&amp;[.F7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4]&amp;[.H7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4];[$Конфигурация.$B$2:.$C$33];2;FALSE()); [.E734]&amp;[.F7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5]&amp;[.H7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5];[$Конфигурация.$B$2:.$C$33];2;FALSE()); [.E735]&amp;[.F7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6]&amp;[.H7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6];[$Конфигурация.$B$2:.$C$33];2;FALSE()); [.E736]&amp;[.F7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7]&amp;[.H7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7];[$Конфигурация.$B$2:.$C$33];2;FALSE()); [.E737]&amp;[.F7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8]&amp;[.H7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8];[$Конфигурация.$B$2:.$C$33];2;FALSE()); [.E738]&amp;[.F7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9]&amp;[.H7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9];[$Конфигурация.$B$2:.$C$33];2;FALSE()); [.E739]&amp;[.F7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0]&amp;[.H7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0];[$Конфигурация.$B$2:.$C$33];2;FALSE()); [.E740]&amp;[.F7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1]&amp;[.H7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1];[$Конфигурация.$B$2:.$C$33];2;FALSE()); [.E741]&amp;[.F7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2]&amp;[.H7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2];[$Конфигурация.$B$2:.$C$33];2;FALSE()); [.E742]&amp;[.F7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3]&amp;[.H7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3];[$Конфигурация.$B$2:.$C$33];2;FALSE()); [.E743]&amp;[.F7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4]&amp;[.H7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4];[$Конфигурация.$B$2:.$C$33];2;FALSE()); [.E744]&amp;[.F7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5]&amp;[.H7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5];[$Конфигурация.$B$2:.$C$33];2;FALSE()); [.E745]&amp;[.F7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6]&amp;[.H7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6];[$Конфигурация.$B$2:.$C$33];2;FALSE()); [.E746]&amp;[.F7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7]&amp;[.H7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7];[$Конфигурация.$B$2:.$C$33];2;FALSE()); [.E747]&amp;[.F7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8]&amp;[.H7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8];[$Конфигурация.$B$2:.$C$33];2;FALSE()); [.E748]&amp;[.F7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9]&amp;[.H7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9];[$Конфигурация.$B$2:.$C$33];2;FALSE()); [.E749]&amp;[.F7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0]&amp;[.H7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0];[$Конфигурация.$B$2:.$C$33];2;FALSE()); [.E750]&amp;[.F7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1]&amp;[.H7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1];[$Конфигурация.$B$2:.$C$33];2;FALSE()); [.E751]&amp;[.F7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2]&amp;[.H7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2];[$Конфигурация.$B$2:.$C$33];2;FALSE()); [.E752]&amp;[.F7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3]&amp;[.H7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3];[$Конфигурация.$B$2:.$C$33];2;FALSE()); [.E753]&amp;[.F7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4]&amp;[.H7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4];[$Конфигурация.$B$2:.$C$33];2;FALSE()); [.E754]&amp;[.F7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5]&amp;[.H7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5];[$Конфигурация.$B$2:.$C$33];2;FALSE()); [.E755]&amp;[.F7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6]&amp;[.H7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6];[$Конфигурация.$B$2:.$C$33];2;FALSE()); [.E756]&amp;[.F7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7]&amp;[.H7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7];[$Конфигурация.$B$2:.$C$33];2;FALSE()); [.E757]&amp;[.F7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8]&amp;[.H7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8];[$Конфигурация.$B$2:.$C$33];2;FALSE()); [.E758]&amp;[.F7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9]&amp;[.H7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9];[$Конфигурация.$B$2:.$C$33];2;FALSE()); [.E759]&amp;[.F7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0]&amp;[.H7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0];[$Конфигурация.$B$2:.$C$33];2;FALSE()); [.E760]&amp;[.F7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1]&amp;[.H7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1];[$Конфигурация.$B$2:.$C$33];2;FALSE()); [.E761]&amp;[.F7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2]&amp;[.H7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2];[$Конфигурация.$B$2:.$C$33];2;FALSE()); [.E762]&amp;[.F7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3]&amp;[.H7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3];[$Конфигурация.$B$2:.$C$33];2;FALSE()); [.E763]&amp;[.F7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4]&amp;[.H7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4];[$Конфигурация.$B$2:.$C$33];2;FALSE()); [.E764]&amp;[.F7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5]&amp;[.H7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5];[$Конфигурация.$B$2:.$C$33];2;FALSE()); [.E765]&amp;[.F7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6]&amp;[.H7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6];[$Конфигурация.$B$2:.$C$33];2;FALSE()); [.E766]&amp;[.F7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7]&amp;[.H7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7];[$Конфигурация.$B$2:.$C$33];2;FALSE()); [.E767]&amp;[.F7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8]&amp;[.H7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8];[$Конфигурация.$B$2:.$C$33];2;FALSE()); [.E768]&amp;[.F7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9]&amp;[.H7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9];[$Конфигурация.$B$2:.$C$33];2;FALSE()); [.E769]&amp;[.F7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0]&amp;[.H7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0];[$Конфигурация.$B$2:.$C$33];2;FALSE()); [.E770]&amp;[.F7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1]&amp;[.H7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1];[$Конфигурация.$B$2:.$C$33];2;FALSE()); [.E771]&amp;[.F7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2]&amp;[.H7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2];[$Конфигурация.$B$2:.$C$33];2;FALSE()); [.E772]&amp;[.F7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3]&amp;[.H7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3];[$Конфигурация.$B$2:.$C$33];2;FALSE()); [.E773]&amp;[.F7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4]&amp;[.H7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4];[$Конфигурация.$B$2:.$C$33];2;FALSE()); [.E774]&amp;[.F7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5]&amp;[.H7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5];[$Конфигурация.$B$2:.$C$33];2;FALSE()); [.E775]&amp;[.F7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6]&amp;[.H7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6];[$Конфигурация.$B$2:.$C$33];2;FALSE()); [.E776]&amp;[.F7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7]&amp;[.H7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7];[$Конфигурация.$B$2:.$C$33];2;FALSE()); [.E777]&amp;[.F7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8]&amp;[.H7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8];[$Конфигурация.$B$2:.$C$33];2;FALSE()); [.E778]&amp;[.F7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9]&amp;[.H7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9];[$Конфигурация.$B$2:.$C$33];2;FALSE()); [.E779]&amp;[.F7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0]&amp;[.H7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0];[$Конфигурация.$B$2:.$C$33];2;FALSE()); [.E780]&amp;[.F7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1]&amp;[.H7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1];[$Конфигурация.$B$2:.$C$33];2;FALSE()); [.E781]&amp;[.F7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2]&amp;[.H7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2];[$Конфигурация.$B$2:.$C$33];2;FALSE()); [.E782]&amp;[.F7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3]&amp;[.H7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3];[$Конфигурация.$B$2:.$C$33];2;FALSE()); [.E783]&amp;[.F7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4]&amp;[.H7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4];[$Конфигурация.$B$2:.$C$33];2;FALSE()); [.E784]&amp;[.F7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5]&amp;[.H7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5];[$Конфигурация.$B$2:.$C$33];2;FALSE()); [.E785]&amp;[.F7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6]&amp;[.H7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6];[$Конфигурация.$B$2:.$C$33];2;FALSE()); [.E786]&amp;[.F7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7]&amp;[.H7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7];[$Конфигурация.$B$2:.$C$33];2;FALSE()); [.E787]&amp;[.F7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8]&amp;[.H7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8];[$Конфигурация.$B$2:.$C$33];2;FALSE()); [.E788]&amp;[.F7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9]&amp;[.H7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9];[$Конфигурация.$B$2:.$C$33];2;FALSE()); [.E789]&amp;[.F7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0]&amp;[.H7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0];[$Конфигурация.$B$2:.$C$33];2;FALSE()); [.E790]&amp;[.F7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1]&amp;[.H7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1];[$Конфигурация.$B$2:.$C$33];2;FALSE()); [.E791]&amp;[.F7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2]&amp;[.H7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2];[$Конфигурация.$B$2:.$C$33];2;FALSE()); [.E792]&amp;[.F7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3]&amp;[.H7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3];[$Конфигурация.$B$2:.$C$33];2;FALSE()); [.E793]&amp;[.F7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4]&amp;[.H7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4];[$Конфигурация.$B$2:.$C$33];2;FALSE()); [.E794]&amp;[.F7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5]&amp;[.H7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5];[$Конфигурация.$B$2:.$C$33];2;FALSE()); [.E795]&amp;[.F7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6]&amp;[.H7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6];[$Конфигурация.$B$2:.$C$33];2;FALSE()); [.E796]&amp;[.F7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7]&amp;[.H7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7];[$Конфигурация.$B$2:.$C$33];2;FALSE()); [.E797]&amp;[.F7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8]&amp;[.H7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8];[$Конфигурация.$B$2:.$C$33];2;FALSE()); [.E798]&amp;[.F7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9]&amp;[.H7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9];[$Конфигурация.$B$2:.$C$33];2;FALSE()); [.E799]&amp;[.F7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0]&amp;[.H8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0];[$Конфигурация.$B$2:.$C$33];2;FALSE()); [.E800]&amp;[.F8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1]&amp;[.H8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1];[$Конфигурация.$B$2:.$C$33];2;FALSE()); [.E801]&amp;[.F8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2]&amp;[.H8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2];[$Конфигурация.$B$2:.$C$33];2;FALSE()); [.E802]&amp;[.F8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3]&amp;[.H8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3];[$Конфигурация.$B$2:.$C$33];2;FALSE()); [.E803]&amp;[.F8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4]&amp;[.H8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4];[$Конфигурация.$B$2:.$C$33];2;FALSE()); [.E804]&amp;[.F8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5]&amp;[.H8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5];[$Конфигурация.$B$2:.$C$33];2;FALSE()); [.E805]&amp;[.F8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6]&amp;[.H8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6];[$Конфигурация.$B$2:.$C$33];2;FALSE()); [.E806]&amp;[.F8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7]&amp;[.H8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7];[$Конфигурация.$B$2:.$C$33];2;FALSE()); [.E807]&amp;[.F8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8]&amp;[.H8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8];[$Конфигурация.$B$2:.$C$33];2;FALSE()); [.E808]&amp;[.F8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9]&amp;[.H8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9];[$Конфигурация.$B$2:.$C$33];2;FALSE()); [.E809]&amp;[.F8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0]&amp;[.H8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0];[$Конфигурация.$B$2:.$C$33];2;FALSE()); [.E810]&amp;[.F8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1]&amp;[.H8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1];[$Конфигурация.$B$2:.$C$33];2;FALSE()); [.E811]&amp;[.F8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2]&amp;[.H8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2];[$Конфигурация.$B$2:.$C$33];2;FALSE()); [.E812]&amp;[.F8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3]&amp;[.H8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3];[$Конфигурация.$B$2:.$C$33];2;FALSE()); [.E813]&amp;[.F8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4]&amp;[.H8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4];[$Конфигурация.$B$2:.$C$33];2;FALSE()); [.E814]&amp;[.F8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5]&amp;[.H8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5];[$Конфигурация.$B$2:.$C$33];2;FALSE()); [.E815]&amp;[.F8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6]&amp;[.H8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6];[$Конфигурация.$B$2:.$C$33];2;FALSE()); [.E816]&amp;[.F8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7]&amp;[.H8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7];[$Конфигурация.$B$2:.$C$33];2;FALSE()); [.E817]&amp;[.F8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8]&amp;[.H8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8];[$Конфигурация.$B$2:.$C$33];2;FALSE()); [.E818]&amp;[.F8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9]&amp;[.H8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9];[$Конфигурация.$B$2:.$C$33];2;FALSE()); [.E819]&amp;[.F8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0]&amp;[.H8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0];[$Конфигурация.$B$2:.$C$33];2;FALSE()); [.E820]&amp;[.F8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1]&amp;[.H8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1];[$Конфигурация.$B$2:.$C$33];2;FALSE()); [.E821]&amp;[.F8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2]&amp;[.H8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2];[$Конфигурация.$B$2:.$C$33];2;FALSE()); [.E822]&amp;[.F8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3]&amp;[.H8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3];[$Конфигурация.$B$2:.$C$33];2;FALSE()); [.E823]&amp;[.F8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4]&amp;[.H8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4];[$Конфигурация.$B$2:.$C$33];2;FALSE()); [.E824]&amp;[.F8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5]&amp;[.H8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5];[$Конфигурация.$B$2:.$C$33];2;FALSE()); [.E825]&amp;[.F8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6]&amp;[.H8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6];[$Конфигурация.$B$2:.$C$33];2;FALSE()); [.E826]&amp;[.F8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7]&amp;[.H8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7];[$Конфигурация.$B$2:.$C$33];2;FALSE()); [.E827]&amp;[.F8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8]&amp;[.H8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8];[$Конфигурация.$B$2:.$C$33];2;FALSE()); [.E828]&amp;[.F8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9]&amp;[.H8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9];[$Конфигурация.$B$2:.$C$33];2;FALSE()); [.E829]&amp;[.F8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0]&amp;[.H8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0];[$Конфигурация.$B$2:.$C$33];2;FALSE()); [.E830]&amp;[.F8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1]&amp;[.H8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1];[$Конфигурация.$B$2:.$C$33];2;FALSE()); [.E831]&amp;[.F8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2]&amp;[.H8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2];[$Конфигурация.$B$2:.$C$33];2;FALSE()); [.E832]&amp;[.F8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3]&amp;[.H8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3];[$Конфигурация.$B$2:.$C$33];2;FALSE()); [.E833]&amp;[.F8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4]&amp;[.H8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4];[$Конфигурация.$B$2:.$C$33];2;FALSE()); [.E834]&amp;[.F8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5]&amp;[.H8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5];[$Конфигурация.$B$2:.$C$33];2;FALSE()); [.E835]&amp;[.F8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6]&amp;[.H8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6];[$Конфигурация.$B$2:.$C$33];2;FALSE()); [.E836]&amp;[.F8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7]&amp;[.H8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7];[$Конфигурация.$B$2:.$C$33];2;FALSE()); [.E837]&amp;[.F8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8]&amp;[.H8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8];[$Конфигурация.$B$2:.$C$33];2;FALSE()); [.E838]&amp;[.F8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9]&amp;[.H8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9];[$Конфигурация.$B$2:.$C$33];2;FALSE()); [.E839]&amp;[.F8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0]&amp;[.H8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0];[$Конфигурация.$B$2:.$C$33];2;FALSE()); [.E840]&amp;[.F8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1]&amp;[.H8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1];[$Конфигурация.$B$2:.$C$33];2;FALSE()); [.E841]&amp;[.F8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2]&amp;[.H8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2];[$Конфигурация.$B$2:.$C$33];2;FALSE()); [.E842]&amp;[.F8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3]&amp;[.H8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3];[$Конфигурация.$B$2:.$C$33];2;FALSE()); [.E843]&amp;[.F8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4]&amp;[.H8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4];[$Конфигурация.$B$2:.$C$33];2;FALSE()); [.E844]&amp;[.F8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5]&amp;[.H8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5];[$Конфигурация.$B$2:.$C$33];2;FALSE()); [.E845]&amp;[.F8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6]&amp;[.H8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6];[$Конфигурация.$B$2:.$C$33];2;FALSE()); [.E846]&amp;[.F8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7]&amp;[.H8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7];[$Конфигурация.$B$2:.$C$33];2;FALSE()); [.E847]&amp;[.F8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8]&amp;[.H8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8];[$Конфигурация.$B$2:.$C$33];2;FALSE()); [.E848]&amp;[.F8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9]&amp;[.H8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9];[$Конфигурация.$B$2:.$C$33];2;FALSE()); [.E849]&amp;[.F8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0]&amp;[.H8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0];[$Конфигурация.$B$2:.$C$33];2;FALSE()); [.E850]&amp;[.F8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1]&amp;[.H8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1];[$Конфигурация.$B$2:.$C$33];2;FALSE()); [.E851]&amp;[.F8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2]&amp;[.H8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2];[$Конфигурация.$B$2:.$C$33];2;FALSE()); [.E852]&amp;[.F8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3]&amp;[.H8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3];[$Конфигурация.$B$2:.$C$33];2;FALSE()); [.E853]&amp;[.F8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4]&amp;[.H8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4];[$Конфигурация.$B$2:.$C$33];2;FALSE()); [.E854]&amp;[.F8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5]&amp;[.H8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5];[$Конфигурация.$B$2:.$C$33];2;FALSE()); [.E855]&amp;[.F8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6]&amp;[.H8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6];[$Конфигурация.$B$2:.$C$33];2;FALSE()); [.E856]&amp;[.F8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7]&amp;[.H8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7];[$Конфигурация.$B$2:.$C$33];2;FALSE()); [.E857]&amp;[.F8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8]&amp;[.H8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8];[$Конфигурация.$B$2:.$C$33];2;FALSE()); [.E858]&amp;[.F8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9]&amp;[.H8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9];[$Конфигурация.$B$2:.$C$33];2;FALSE()); [.E859]&amp;[.F8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0]&amp;[.H8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0];[$Конфигурация.$B$2:.$C$33];2;FALSE()); [.E860]&amp;[.F8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1]&amp;[.H8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1];[$Конфигурация.$B$2:.$C$33];2;FALSE()); [.E861]&amp;[.F8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2]&amp;[.H8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2];[$Конфигурация.$B$2:.$C$33];2;FALSE()); [.E862]&amp;[.F8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3]&amp;[.H8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3];[$Конфигурация.$B$2:.$C$33];2;FALSE()); [.E863]&amp;[.F8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4]&amp;[.H8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4];[$Конфигурация.$B$2:.$C$33];2;FALSE()); [.E864]&amp;[.F8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5]&amp;[.H8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5];[$Конфигурация.$B$2:.$C$33];2;FALSE()); [.E865]&amp;[.F8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6]&amp;[.H8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6];[$Конфигурация.$B$2:.$C$33];2;FALSE()); [.E866]&amp;[.F8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7]&amp;[.H8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7];[$Конфигурация.$B$2:.$C$33];2;FALSE()); [.E867]&amp;[.F8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8]&amp;[.H8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8];[$Конфигурация.$B$2:.$C$33];2;FALSE()); [.E868]&amp;[.F8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9]&amp;[.H8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9];[$Конфигурация.$B$2:.$C$33];2;FALSE()); [.E869]&amp;[.F8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0]&amp;[.H8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0];[$Конфигурация.$B$2:.$C$33];2;FALSE()); [.E870]&amp;[.F8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1]&amp;[.H8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1];[$Конфигурация.$B$2:.$C$33];2;FALSE()); [.E871]&amp;[.F8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2]&amp;[.H8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2];[$Конфигурация.$B$2:.$C$33];2;FALSE()); [.E872]&amp;[.F8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3]&amp;[.H8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3];[$Конфигурация.$B$2:.$C$33];2;FALSE()); [.E873]&amp;[.F8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4]&amp;[.H8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4];[$Конфигурация.$B$2:.$C$33];2;FALSE()); [.E874]&amp;[.F8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5]&amp;[.H8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5];[$Конфигурация.$B$2:.$C$33];2;FALSE()); [.E875]&amp;[.F8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6]&amp;[.H8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6];[$Конфигурация.$B$2:.$C$33];2;FALSE()); [.E876]&amp;[.F8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7]&amp;[.H8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7];[$Конфигурация.$B$2:.$C$33];2;FALSE()); [.E877]&amp;[.F8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8]&amp;[.H8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8];[$Конфигурация.$B$2:.$C$33];2;FALSE()); [.E878]&amp;[.F8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9]&amp;[.H8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9];[$Конфигурация.$B$2:.$C$33];2;FALSE()); [.E879]&amp;[.F8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0]&amp;[.H8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0];[$Конфигурация.$B$2:.$C$33];2;FALSE()); [.E880]&amp;[.F8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1]&amp;[.H8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1];[$Конфигурация.$B$2:.$C$33];2;FALSE()); [.E881]&amp;[.F8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2]&amp;[.H8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2];[$Конфигурация.$B$2:.$C$33];2;FALSE()); [.E882]&amp;[.F8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3]&amp;[.H8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3];[$Конфигурация.$B$2:.$C$33];2;FALSE()); [.E883]&amp;[.F8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4]&amp;[.H8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4];[$Конфигурация.$B$2:.$C$33];2;FALSE()); [.E884]&amp;[.F8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5]&amp;[.H8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5];[$Конфигурация.$B$2:.$C$33];2;FALSE()); [.E885]&amp;[.F8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6]&amp;[.H8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6];[$Конфигурация.$B$2:.$C$33];2;FALSE()); [.E886]&amp;[.F8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7]&amp;[.H8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7];[$Конфигурация.$B$2:.$C$33];2;FALSE()); [.E887]&amp;[.F8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8]&amp;[.H8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8];[$Конфигурация.$B$2:.$C$33];2;FALSE()); [.E888]&amp;[.F8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9]&amp;[.H8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9];[$Конфигурация.$B$2:.$C$33];2;FALSE()); [.E889]&amp;[.F8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0]&amp;[.H8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0];[$Конфигурация.$B$2:.$C$33];2;FALSE()); [.E890]&amp;[.F8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1]&amp;[.H8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1];[$Конфигурация.$B$2:.$C$33];2;FALSE()); [.E891]&amp;[.F8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2]&amp;[.H8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2];[$Конфигурация.$B$2:.$C$33];2;FALSE()); [.E892]&amp;[.F8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3]&amp;[.H8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3];[$Конфигурация.$B$2:.$C$33];2;FALSE()); [.E893]&amp;[.F8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4]&amp;[.H8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4];[$Конфигурация.$B$2:.$C$33];2;FALSE()); [.E894]&amp;[.F8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5]&amp;[.H8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5];[$Конфигурация.$B$2:.$C$33];2;FALSE()); [.E895]&amp;[.F8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6]&amp;[.H8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6];[$Конфигурация.$B$2:.$C$33];2;FALSE()); [.E896]&amp;[.F8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7]&amp;[.H8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7];[$Конфигурация.$B$2:.$C$33];2;FALSE()); [.E897]&amp;[.F8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8]&amp;[.H8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8];[$Конфигурация.$B$2:.$C$33];2;FALSE()); [.E898]&amp;[.F8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9]&amp;[.H8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9];[$Конфигурация.$B$2:.$C$33];2;FALSE()); [.E899]&amp;[.F8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0]&amp;[.H9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0];[$Конфигурация.$B$2:.$C$33];2;FALSE()); [.E900]&amp;[.F9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1]&amp;[.H9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1];[$Конфигурация.$B$2:.$C$33];2;FALSE()); [.E901]&amp;[.F9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2]&amp;[.H9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2];[$Конфигурация.$B$2:.$C$33];2;FALSE()); [.E902]&amp;[.F9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3]&amp;[.H9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3];[$Конфигурация.$B$2:.$C$33];2;FALSE()); [.E903]&amp;[.F9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4]&amp;[.H9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4];[$Конфигурация.$B$2:.$C$33];2;FALSE()); [.E904]&amp;[.F9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5]&amp;[.H9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5];[$Конфигурация.$B$2:.$C$33];2;FALSE()); [.E905]&amp;[.F9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6]&amp;[.H9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6];[$Конфигурация.$B$2:.$C$33];2;FALSE()); [.E906]&amp;[.F9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7]&amp;[.H9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7];[$Конфигурация.$B$2:.$C$33];2;FALSE()); [.E907]&amp;[.F9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8]&amp;[.H9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8];[$Конфигурация.$B$2:.$C$33];2;FALSE()); [.E908]&amp;[.F9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9]&amp;[.H9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9];[$Конфигурация.$B$2:.$C$33];2;FALSE()); [.E909]&amp;[.F9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0]&amp;[.H9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0];[$Конфигурация.$B$2:.$C$33];2;FALSE()); [.E910]&amp;[.F9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1]&amp;[.H9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1];[$Конфигурация.$B$2:.$C$33];2;FALSE()); [.E911]&amp;[.F9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2]&amp;[.H9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2];[$Конфигурация.$B$2:.$C$33];2;FALSE()); [.E912]&amp;[.F9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3]&amp;[.H9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3];[$Конфигурация.$B$2:.$C$33];2;FALSE()); [.E913]&amp;[.F9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4]&amp;[.H9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4];[$Конфигурация.$B$2:.$C$33];2;FALSE()); [.E914]&amp;[.F9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5]&amp;[.H9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5];[$Конфигурация.$B$2:.$C$33];2;FALSE()); [.E915]&amp;[.F9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6]&amp;[.H9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6];[$Конфигурация.$B$2:.$C$33];2;FALSE()); [.E916]&amp;[.F9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7]&amp;[.H9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7];[$Конфигурация.$B$2:.$C$33];2;FALSE()); [.E917]&amp;[.F9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8]&amp;[.H9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8];[$Конфигурация.$B$2:.$C$33];2;FALSE()); [.E918]&amp;[.F9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9]&amp;[.H9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9];[$Конфигурация.$B$2:.$C$33];2;FALSE()); [.E919]&amp;[.F9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0]&amp;[.H9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0];[$Конфигурация.$B$2:.$C$33];2;FALSE()); [.E920]&amp;[.F9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1]&amp;[.H9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1];[$Конфигурация.$B$2:.$C$33];2;FALSE()); [.E921]&amp;[.F9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2]&amp;[.H9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2];[$Конфигурация.$B$2:.$C$33];2;FALSE()); [.E922]&amp;[.F9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3]&amp;[.H9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3];[$Конфигурация.$B$2:.$C$33];2;FALSE()); [.E923]&amp;[.F9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4]&amp;[.H9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4];[$Конфигурация.$B$2:.$C$33];2;FALSE()); [.E924]&amp;[.F9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5]&amp;[.H9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5];[$Конфигурация.$B$2:.$C$33];2;FALSE()); [.E925]&amp;[.F9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6]&amp;[.H9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6];[$Конфигурация.$B$2:.$C$33];2;FALSE()); [.E926]&amp;[.F9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7]&amp;[.H9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7];[$Конфигурация.$B$2:.$C$33];2;FALSE()); [.E927]&amp;[.F9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8]&amp;[.H9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8];[$Конфигурация.$B$2:.$C$33];2;FALSE()); [.E928]&amp;[.F9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9]&amp;[.H9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9];[$Конфигурация.$B$2:.$C$33];2;FALSE()); [.E929]&amp;[.F9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0]&amp;[.H9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0];[$Конфигурация.$B$2:.$C$33];2;FALSE()); [.E930]&amp;[.F9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1]&amp;[.H9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1];[$Конфигурация.$B$2:.$C$33];2;FALSE()); [.E931]&amp;[.F9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2]&amp;[.H9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2];[$Конфигурация.$B$2:.$C$33];2;FALSE()); [.E932]&amp;[.F9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3]&amp;[.H9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3];[$Конфигурация.$B$2:.$C$33];2;FALSE()); [.E933]&amp;[.F9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4]&amp;[.H9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4];[$Конфигурация.$B$2:.$C$33];2;FALSE()); [.E934]&amp;[.F9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5]&amp;[.H9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5];[$Конфигурация.$B$2:.$C$33];2;FALSE()); [.E935]&amp;[.F9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6]&amp;[.H9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6];[$Конфигурация.$B$2:.$C$33];2;FALSE()); [.E936]&amp;[.F9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7]&amp;[.H9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7];[$Конфигурация.$B$2:.$C$33];2;FALSE()); [.E937]&amp;[.F9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8]&amp;[.H9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8];[$Конфигурация.$B$2:.$C$33];2;FALSE()); [.E938]&amp;[.F9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9]&amp;[.H9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9];[$Конфигурация.$B$2:.$C$33];2;FALSE()); [.E939]&amp;[.F9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0]&amp;[.H9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0];[$Конфигурация.$B$2:.$C$33];2;FALSE()); [.E940]&amp;[.F9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1]&amp;[.H9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1];[$Конфигурация.$B$2:.$C$33];2;FALSE()); [.E941]&amp;[.F9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2]&amp;[.H9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2];[$Конфигурация.$B$2:.$C$33];2;FALSE()); [.E942]&amp;[.F9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3]&amp;[.H9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3];[$Конфигурация.$B$2:.$C$33];2;FALSE()); [.E943]&amp;[.F9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4]&amp;[.H9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4];[$Конфигурация.$B$2:.$C$33];2;FALSE()); [.E944]&amp;[.F9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5]&amp;[.H9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5];[$Конфигурация.$B$2:.$C$33];2;FALSE()); [.E945]&amp;[.F9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6]&amp;[.H9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6];[$Конфигурация.$B$2:.$C$33];2;FALSE()); [.E946]&amp;[.F9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7]&amp;[.H9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7];[$Конфигурация.$B$2:.$C$33];2;FALSE()); [.E947]&amp;[.F9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8]&amp;[.H9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8];[$Конфигурация.$B$2:.$C$33];2;FALSE()); [.E948]&amp;[.F9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9]&amp;[.H9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9];[$Конфигурация.$B$2:.$C$33];2;FALSE()); [.E949]&amp;[.F9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0]&amp;[.H9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0];[$Конфигурация.$B$2:.$C$33];2;FALSE()); [.E950]&amp;[.F9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1]&amp;[.H9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1];[$Конфигурация.$B$2:.$C$33];2;FALSE()); [.E951]&amp;[.F9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2]&amp;[.H9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2];[$Конфигурация.$B$2:.$C$33];2;FALSE()); [.E952]&amp;[.F9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3]&amp;[.H9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3];[$Конфигурация.$B$2:.$C$33];2;FALSE()); [.E953]&amp;[.F9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4]&amp;[.H9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4];[$Конфигурация.$B$2:.$C$33];2;FALSE()); [.E954]&amp;[.F9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5]&amp;[.H9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5];[$Конфигурация.$B$2:.$C$33];2;FALSE()); [.E955]&amp;[.F9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6]&amp;[.H9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6];[$Конфигурация.$B$2:.$C$33];2;FALSE()); [.E956]&amp;[.F9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7]&amp;[.H9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7];[$Конфигурация.$B$2:.$C$33];2;FALSE()); [.E957]&amp;[.F9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8]&amp;[.H9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8];[$Конфигурация.$B$2:.$C$33];2;FALSE()); [.E958]&amp;[.F9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9]&amp;[.H9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9];[$Конфигурация.$B$2:.$C$33];2;FALSE()); [.E959]&amp;[.F9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0]&amp;[.H9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0];[$Конфигурация.$B$2:.$C$33];2;FALSE()); [.E960]&amp;[.F9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1]&amp;[.H9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1];[$Конфигурация.$B$2:.$C$33];2;FALSE()); [.E961]&amp;[.F9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2]&amp;[.H9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2];[$Конфигурация.$B$2:.$C$33];2;FALSE()); [.E962]&amp;[.F9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3]&amp;[.H9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3];[$Конфигурация.$B$2:.$C$33];2;FALSE()); [.E963]&amp;[.F9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4]&amp;[.H9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4];[$Конфигурация.$B$2:.$C$33];2;FALSE()); [.E964]&amp;[.F9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5]&amp;[.H9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5];[$Конфигурация.$B$2:.$C$33];2;FALSE()); [.E965]&amp;[.F9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6]&amp;[.H9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6];[$Конфигурация.$B$2:.$C$33];2;FALSE()); [.E966]&amp;[.F9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7]&amp;[.H9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7];[$Конфигурация.$B$2:.$C$33];2;FALSE()); [.E967]&amp;[.F9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8]&amp;[.H9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8];[$Конфигурация.$B$2:.$C$33];2;FALSE()); [.E968]&amp;[.F9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9]&amp;[.H9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9];[$Конфигурация.$B$2:.$C$33];2;FALSE()); [.E969]&amp;[.F9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0]&amp;[.H9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0];[$Конфигурация.$B$2:.$C$33];2;FALSE()); [.E970]&amp;[.F9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1]&amp;[.H9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1];[$Конфигурация.$B$2:.$C$33];2;FALSE()); [.E971]&amp;[.F9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2]&amp;[.H9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2];[$Конфигурация.$B$2:.$C$33];2;FALSE()); [.E972]&amp;[.F9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3]&amp;[.H9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3];[$Конфигурация.$B$2:.$C$33];2;FALSE()); [.E973]&amp;[.F9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4]&amp;[.H9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4];[$Конфигурация.$B$2:.$C$33];2;FALSE()); [.E974]&amp;[.F9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5]&amp;[.H9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5];[$Конфигурация.$B$2:.$C$33];2;FALSE()); [.E975]&amp;[.F9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6]&amp;[.H9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6];[$Конфигурация.$B$2:.$C$33];2;FALSE()); [.E976]&amp;[.F9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7]&amp;[.H9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7];[$Конфигурация.$B$2:.$C$33];2;FALSE()); [.E977]&amp;[.F9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8]&amp;[.H9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8];[$Конфигурация.$B$2:.$C$33];2;FALSE()); [.E978]&amp;[.F9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9]&amp;[.H9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9];[$Конфигурация.$B$2:.$C$33];2;FALSE()); [.E979]&amp;[.F9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0]&amp;[.H9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0];[$Конфигурация.$B$2:.$C$33];2;FALSE()); [.E980]&amp;[.F9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1]&amp;[.H9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1];[$Конфигурация.$B$2:.$C$33];2;FALSE()); [.E981]&amp;[.F9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2]&amp;[.H9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2];[$Конфигурация.$B$2:.$C$33];2;FALSE()); [.E982]&amp;[.F9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3]&amp;[.H9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3];[$Конфигурация.$B$2:.$C$33];2;FALSE()); [.E983]&amp;[.F9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4]&amp;[.H9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4];[$Конфигурация.$B$2:.$C$33];2;FALSE()); [.E984]&amp;[.F9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5]&amp;[.H9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5];[$Конфигурация.$B$2:.$C$33];2;FALSE()); [.E985]&amp;[.F9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6]&amp;[.H9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6];[$Конфигурация.$B$2:.$C$33];2;FALSE()); [.E986]&amp;[.F9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7]&amp;[.H9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7];[$Конфигурация.$B$2:.$C$33];2;FALSE()); [.E987]&amp;[.F9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8]&amp;[.H9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8];[$Конфигурация.$B$2:.$C$33];2;FALSE()); [.E988]&amp;[.F9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9]&amp;[.H9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9];[$Конфигурация.$B$2:.$C$33];2;FALSE()); [.E989]&amp;[.F9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0]&amp;[.H9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0];[$Конфигурация.$B$2:.$C$33];2;FALSE()); [.E990]&amp;[.F9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1]&amp;[.H9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1];[$Конфигурация.$B$2:.$C$33];2;FALSE()); [.E991]&amp;[.F9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2]&amp;[.H9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2];[$Конфигурация.$B$2:.$C$33];2;FALSE()); [.E992]&amp;[.F9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3]&amp;[.H9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3];[$Конфигурация.$B$2:.$C$33];2;FALSE()); [.E993]&amp;[.F9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4]&amp;[.H9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4];[$Конфигурация.$B$2:.$C$33];2;FALSE()); [.E994]&amp;[.F9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5]&amp;[.H9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5];[$Конфигурация.$B$2:.$C$33];2;FALSE()); [.E995]&amp;[.F9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6]&amp;[.H9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6];[$Конфигурация.$B$2:.$C$33];2;FALSE()); [.E996]&amp;[.F9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7]&amp;[.H9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7];[$Конфигурация.$B$2:.$C$33];2;FALSE()); [.E997]&amp;[.F9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8]&amp;[.H9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8];[$Конфигурация.$B$2:.$C$33];2;FALSE()); [.E998]&amp;[.F9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9]&amp;[.H9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9];[$Конфигурация.$B$2:.$C$33];2;FALSE()); [.E999]&amp;[.F9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00]&amp;[.H10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00];[$Конфигурация.$B$2:.$C$33];2;FALSE()); [.E1000]&amp;[.F10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езултати" table:style-name="ta2"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7" table:number-columns-repeated="1016" table:default-cell-style-name="Default"/>
        <table:table-row table:style-name="ro1">
          <table:table-cell table:style-name="ce18"/>
          <table:table-cell table:style-name="ce21" office:value-type="string" calcext:value-type="string">
            <text:p>Форма за търсене на резутати</text:p>
          </table:table-cell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8"/>
          <table:table-cell table:style-name="ce19" office:value-type="string" calcext:value-type="string" table:number-columns-spanned="2" table:number-rows-spanned="1">
            <text:p>ЕГН</text:p>
          </table:table-cell>
          <table:covered-table-cell table:style-name="ce23"/>
          <table:table-cell table:style-name="ce24" office:value-type="string" calcext:value-type="string">
            <text:p>7603254702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8"/>
          <table:table-cell table:style-name="ce19" office:value-type="string" calcext:value-type="string" table:number-columns-spanned="2" table:number-rows-spanned="1">
            <text:p>Секретен код</text:p>
          </table:table-cell>
          <table:covered-table-cell table:style-name="ce23"/>
          <table:table-cell table:style-name="ce24" office:value-type="string" calcext:value-type="string">
            <text:p>AA-123456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8" table:number-columns-repeated="8"/>
          <table:table-cell table:number-columns-repeated="1016"/>
        </table:table-row>
        <table:table-row table:style-name="ro1">
          <table:table-cell table:style-name="ce18"/>
          <table:table-cell table:style-name="ce22" office:value-type="string" calcext:value-type="string">
            <text:p>Резултат</text:p>
          </table:table-cell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9" office:value-type="string" calcext:value-type="string">
            <text:p>Код</text:p>
          </table:table-cell>
          <table:table-cell table:style-name="ce19" office:value-type="string" calcext:value-type="string">
            <text:p>Име</text:p>
          </table:table-cell>
          <table:table-cell table:style-name="ce19" office:value-type="string" calcext:value-type="string">
            <text:p>Презиме</text:p>
          </table:table-cell>
          <table:table-cell table:style-name="ce19" office:value-type="string" calcext:value-type="string">
            <text:p>Фамилия</text:p>
          </table:table-cell>
          <table:table-cell table:style-name="ce19" office:value-type="string" calcext:value-type="string">
            <text:p>ЕГН</text:p>
          </table:table-cell>
          <table:table-cell table:style-name="ce19" office:value-type="string" calcext:value-type="string">
            <text:p>Дата на прегледа</text:p>
          </table:table-cell>
          <table:table-cell table:style-name="ce19" office:value-type="string" calcext:value-type="string">
            <text:p>Тип на прегледа</text:p>
          </table:table-cell>
          <table:table-cell table:style-name="ce19" office:value-type="string" calcext:value-type="string">
            <text:p>Резултат</text:p>
          </table:table-cell>
          <table:table-cell table:number-columns-repeated="1016"/>
        </table:table-row>
        <table:table-row table:style-name="ro1">
          <table:table-cell table:style-name="ce20" table:formula="of:=[.D2]&amp;[.D3]" office:value-type="string" office:string-value="7603254702AA-123456" calcext:value-type="string">
            <text:p>7603254702AA-123456</text:p>
          </table:table-cell>
          <table:table-cell table:style-name="ce20" table:formula="of:=IFERROR(VLOOKUP([.A8];[$Пациенти.A$1:.I$1048576];2;0); &quot;Вашето име не съществува&quot;)" office:value-type="string" office:string-value="Вашето име не съществува" calcext:value-type="string">
            <text:p>Вашето име не съществува</text:p>
          </table:table-cell>
          <table:table-cell table:style-name="ce20" table:formula="of:=IFERROR(VLOOKUP([.A8];[$Пациенти.A$1:.I$1048576];3;0); &quot; &quot;)" office:value-type="string" office:string-value=" " calcext:value-type="string">
            <text:p><text:s/></text:p>
          </table:table-cell>
          <table:table-cell table:style-name="ce20" table:formula="of:=IFERROR(VLOOKUP([.A8];[$Пациенти.A$1:.I$1048576];4;0); &quot; &quot;)" office:value-type="string" office:string-value=" " calcext:value-type="string">
            <text:p><text:s/></text:p>
          </table:table-cell>
          <table:table-cell table:style-name="ce25" table:formula="of:=[.D2]" office:value-type="string" office:string-value="7603254702" calcext:value-type="string">
            <text:p>7603254702</text:p>
          </table:table-cell>
          <table:table-cell table:style-name="ce20" table:formula="of:=IFERROR(VLOOKUP([.A8];[$Пациенти.A$1:.I$1048576];6;0); &quot; &quot;)" office:value-type="string" office:string-value=" " calcext:value-type="string">
            <text:p><text:s/></text:p>
          </table:table-cell>
          <table:table-cell table:style-name="ce25" table:formula="of:=IFERROR(VLOOKUP([.A8];[$Пациенти.A$1:.I$1048576];7;0); &quot; &quot;)" office:value-type="string" office:string-value=" " calcext:value-type="string">
            <text:p><text:s/></text:p>
          </table:table-cell>
          <table:table-cell table:style-name="ce20" table:formula="of:=IFERROR(VLOOKUP([.A8];[$Пациенти.A$1:.I$1048576];9;0)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нфигурация" table:style-name="ta3">
        <table:table-column table:style-name="co11" table:default-cell-style-name="Default"/>
        <table:table-column table:style-name="co12" table:default-cell-style-name="Default"/>
        <table:table-column table:style-name="co7" table:number-columns-repeated="1022" table:default-cell-style-name="Default"/>
        <table:table-row table:style-name="ro1">
          <table:table-cell table:style-name="ce18"/>
          <table:table-cell table:style-name="ce26" office:value-type="string" calcext:value-type="string">
            <text:p>Типове прегелди</text:p>
          </table:table-cell>
          <table:table-cell table:style-name="ce26" office:value-type="string" calcext:value-type="string">
            <text:p>Код (2 символа)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Цитонамазка</text:p>
          </table:table-cell>
          <table:table-cell table:style-name="ce31"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8" office:value-type="string" calcext:value-type="string">
            <text:p>Микробилогия</text:p>
          </table:table-cell>
          <table:table-cell table:style-name="ce32" office:value-type="string" calcext:value-type="string">
            <text:p>AB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8"/>
          <table:table-cell table:style-name="ce32"/>
          <table:table-cell table:number-columns-repeated="1021"/>
        </table:table-row>
        <table:table-row table:style-name="ro1" table:number-rows-repeated="28">
          <table:table-cell/>
          <table:table-cell table:style-name="ce29"/>
          <table:table-cell table:style-name="ce33"/>
          <table:table-cell table:number-columns-repeated="1021"/>
        </table:table-row>
        <table:table-row table:style-name="ro1">
          <table:table-cell/>
          <table:table-cell table:style-name="ce30"/>
          <table:table-cell table:style-name="ce34"/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Пациенти" style:display-name="PageStyle_Пациент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езултати" style:display-name="PageStyle_Резултат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онфигурация" style:display-name="PageStyle_Конфигурация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49" meta:object-count="0"/>
    <meta:generator>LibreOfficeDev/6.0.5.2$Linux_X86_64 LibreOffice_project/</meta:generator>
  </office:meta>
</office:document-meta>
</file>